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Sheet1">
        <table:table-row>
          <table:table-cell/>
          <table:table-cell table:style-name="pd1" office:value-type="string" office:value="Name">
            <text:p>Name</text:p>
          </table:table-cell>
          <table:table-cell table:style-name="pd1" office:value-type="string" office:value="Entity">
            <text:p>Entity</text:p>
          </table:table-cell>
          <table:table-cell table:style-name="pd1" office:value-type="string" office:value="Explanation">
            <text:p>Explanation</text:p>
          </table:table-cell>
          <table:table-cell table:style-name="pd1" office:value-type="string" office:value="Notes">
            <text:p>Notes</text:p>
          </table:table-cell>
          <table:table-cell table:style-name="pd1" office:value-type="string" office:value="IDN">
            <text:p>IDN</text:p>
          </table:table-cell>
          <table:table-cell table:style-name="pd1" office:value-type="string" office:value="DNSSEC">
            <text:p>DNSSEC</text:p>
          </table:table-cell>
          <table:table-cell table:style-name="pd1" office:value-type="string" office:value="SLD">
            <text:p>SLD</text:p>
          </table:table-cell>
          <table:table-cell table:style-name="pd1" office:value-type="string" office:value="IPv6">
            <text:p>IPv6</text:p>
          </table:table-cell>
        </table:table-row>
        <table:table-row>
          <table:table-cell table:style-name="pd1" office:value-type="float" office:value="0">
            <text:p/>
          </table:table-cell>
          <table:table-cell office:value-type="string" office:value=".ac">
            <text:p>.ac</text:p>
          </table:table-cell>
          <table:table-cell office:value-type="string" office:value="アセンション島">
            <text:p>アセンション島</text:p>
          </table:table-cell>
          <table:table-cell office:value-type="string" office:value="">
            <text:p/>
          </table:table-cell>
          <table:table-cell office:value-type="string" office:value="広く学術的なサイト（大学など）のために用いられる。アセンション島はイギリス領であるが、イギリスの公式の学術的なサイトのためのドメイン .ac.uk とは別である。">
            <text:p>広く学術的なサイト（大学など）のために用いられる。アセンション島はイギリス領であるが、イギリスの公式の学術的なサイトのためのドメイン .ac.uk とは別である。</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Yes">
            <text:p>Yes</text:p>
          </table:table-cell>
        </table:table-row>
        <table:table-row>
          <table:table-cell table:style-name="pd1" office:value-type="float" office:value="1">
            <text:p>1</text:p>
          </table:table-cell>
          <table:table-cell office:value-type="string" office:value=".ad">
            <text:p>.ad</text:p>
          </table:table-cell>
          <table:table-cell office:value-type="string" office:value="アンドラ">
            <text:p>アンドラ</text:p>
          </table:table-cell>
          <table:table-cell office:value-type="string" office:value="">
            <text:p/>
          </table:table-cell>
          <table:table-cell office:value-type="string" office:value="アンドラにおける商標または市民権が必要となる[6][7]。">
            <text:p>アンドラにおける商標または市民権が必要となる[6][7]。</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
            <text:p>2</text:p>
          </table:table-cell>
          <table:table-cell office:value-type="string" office:value=".ae">
            <text:p>.ae</text:p>
          </table:table-cell>
          <table:table-cell office:value-type="string" office:value="アラブ首長国連邦">
            <text:p>アラブ首長国連邦</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3">
            <text:p>3</text:p>
          </table:table-cell>
          <table:table-cell office:value-type="string" office:value=".af">
            <text:p>.af</text:p>
          </table:table-cell>
          <table:table-cell office:value-type="string" office:value="アフガニスタン">
            <text:p>アフガニスタ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4">
            <text:p>4</text:p>
          </table:table-cell>
          <table:table-cell office:value-type="string" office:value=".ag">
            <text:p>.ag</text:p>
          </table:table-cell>
          <table:table-cell office:value-type="string" office:value="アンティグア・バーブーダ">
            <text:p>アンティグア・バーブーダ</text:p>
          </table:table-cell>
          <table:table-cell office:value-type="string" office:value="">
            <text:p/>
          </table:table-cell>
          <table:table-cell office:value-type="string" office:value="AGがドイツの株式会社(Aktiengesellschaft)の略称であることから、非公式にドイツの企業で用いられる。">
            <text:p>AGがドイツの株式会社(Aktiengesellschaft)の略称であることから、非公式にドイツの企業で用いられ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5">
            <text:p>5</text:p>
          </table:table-cell>
          <table:table-cell office:value-type="string" office:value=".ai">
            <text:p>.ai</text:p>
          </table:table-cell>
          <table:table-cell office:value-type="string" office:value="アンギラ">
            <text:p>アンギ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6">
            <text:p>6</text:p>
          </table:table-cell>
          <table:table-cell office:value-type="string" office:value=".al">
            <text:p>.al</text:p>
          </table:table-cell>
          <table:table-cell office:value-type="string" office:value="アルバニア">
            <text:p>アルバニア</text:p>
          </table:table-cell>
          <table:table-cell office:value-type="string" office:value="">
            <text:p/>
          </table:table-cell>
          <table:table-cell office:value-type="string" office:value="かつては市民権が必要だったが、今は必要ない。">
            <text:p>かつては市民権が必要だったが、今は必要ない。</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7">
            <text:p>7</text:p>
          </table:table-cell>
          <table:table-cell office:value-type="string" office:value=".am">
            <text:p>.am</text:p>
          </table:table-cell>
          <table:table-cell office:value-type="string" office:value="アルメニア">
            <text:p>アルメニア</text:p>
          </table:table-cell>
          <table:table-cell office:value-type="string" office:value="">
            <text:p/>
          </table:table-cell>
          <table:table-cell office:value-type="string" office:value="非公式にAMラジオ局やWebラジオ局で使用されている。">
            <text:p>非公式にAMラジオ局やWebラジオ局で使用されている。</text:p>
          </table:table-cell>
          <table:table-cell office:value-type="string" office:value="No">
            <text:p>No</text:p>
          </table:table-cell>
          <table:table-cell office:value-type="string" office:value="Yes">
            <text:p>Yes</text:p>
          </table:table-cell>
          <table:table-cell office:value-type="string" office:value="Yes">
            <text:p>Yes</text:p>
          </table:table-cell>
          <table:table-cell office:value-type="string" office:value="Yes">
            <text:p>Yes</text:p>
          </table:table-cell>
        </table:table-row>
        <table:table-row>
          <table:table-cell table:style-name="pd1" office:value-type="float" office:value="8">
            <text:p>8</text:p>
          </table:table-cell>
          <table:table-cell office:value-type="string" office:value=".an">
            <text:p>.an</text:p>
          </table:table-cell>
          <table:table-cell office:value-type="string" office:value="オランダ領アンティル">
            <text:p>オランダ領アンティル</text:p>
          </table:table-cell>
          <table:table-cell office:value-type="string" office:value="">
            <text:p/>
          </table:table-cell>
          <table:table-cell office:value-type="string" office:value="現地に在住・存在している必要がある。オランダ領アンティルは2010年10月10日に解体された。">
            <text:p>現地に在住・存在している必要がある。オランダ領アンティルは2010年10月10日に解体された。</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9">
            <text:p>9</text:p>
          </table:table-cell>
          <table:table-cell office:value-type="string" office:value=".ao">
            <text:p>.ao</text:p>
          </table:table-cell>
          <table:table-cell office:value-type="string" office:value="アンゴラ">
            <text:p>アンゴ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不明">
            <text:p>不明</text:p>
          </table:table-cell>
          <table:table-cell office:value-type="string" office:value="">
            <text:p/>
          </table:table-cell>
        </table:table-row>
        <table:table-row>
          <table:table-cell table:style-name="pd1" office:value-type="float" office:value="10">
            <text:p>10</text:p>
          </table:table-cell>
          <table:table-cell office:value-type="string" office:value=".aq">
            <text:p>.aq</text:p>
          </table:table-cell>
          <table:table-cell office:value-type="string" office:value="南極">
            <text:p>南極</text:p>
          </table:table-cell>
          <table:table-cell office:value-type="string" office:value="Antarctique">
            <text:p>Antarctique</text:p>
          </table:table-cell>
          <table:table-cell office:value-type="string" office:value="南極条約により南緯60度以南と定義されている。南極条約の調印国である政府組織と、南極大陸に実際に存在している団体が利用できる。">
            <text:p>南極条約により南緯60度以南と定義されている。南極条約の調印国である政府組織と、南極大陸に実際に存在している団体が利用でき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1">
            <text:p>11</text:p>
          </table:table-cell>
          <table:table-cell office:value-type="string" office:value=".ar">
            <text:p>.ar</text:p>
          </table:table-cell>
          <table:table-cell office:value-type="string" office:value="アルゼンチン">
            <text:p>アルゼンチン</text:p>
          </table:table-cell>
          <table:table-cell office:value-type="string" office:value="">
            <text:p/>
          </table:table-cell>
          <table:table-cell office:value-type="string" office:value="">
            <text:p/>
          </table:table-cell>
          <table:table-cell office:value-type="string" office:value="スペイン語[cctld 1]">
            <text:p>スペイン語[cctld 1]</text:p>
          </table:table-cell>
          <table:table-cell office:value-type="string" office:value="Yes">
            <text:p>Yes</text:p>
          </table:table-cell>
          <table:table-cell office:value-type="string" office:value="No">
            <text:p>No</text:p>
          </table:table-cell>
          <table:table-cell office:value-type="string" office:value="Yes">
            <text:p>Yes</text:p>
          </table:table-cell>
        </table:table-row>
        <table:table-row>
          <table:table-cell table:style-name="pd1" office:value-type="float" office:value="12">
            <text:p>12</text:p>
          </table:table-cell>
          <table:table-cell office:value-type="string" office:value=".as">
            <text:p>.as</text:p>
          </table:table-cell>
          <table:table-cell office:value-type="string" office:value="アメリカ領サモア">
            <text:p>アメリカ領サモア</text:p>
          </table:table-cell>
          <table:table-cell office:value-type="string" office:value="">
            <text:p/>
          </table:table-cell>
          <table:table-cell office:value-type="string" office:value="非公式にスペインのアストゥリアス州関連のサイトも使用している。">
            <text:p>非公式にスペインのアストゥリアス州関連のサイトも使用している。</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3">
            <text:p>13</text:p>
          </table:table-cell>
          <table:table-cell office:value-type="string" office:value=".at">
            <text:p>.at</text:p>
          </table:table-cell>
          <table:table-cell office:value-type="string" office:value="オーストリア">
            <text:p>オーストリ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4">
            <text:p>14</text:p>
          </table:table-cell>
          <table:table-cell office:value-type="string" office:value=".au">
            <text:p>.au</text:p>
          </table:table-cell>
          <table:table-cell office:value-type="string" office:value="オーストラリア">
            <text:p>オーストラリア</text:p>
          </table:table-cell>
          <table:table-cell office:value-type="string" office:value="">
            <text:p/>
          </table:table-cell>
          <table:table-cell office:value-type="string" office:value="登録はオーストラリア人に限られ、最低2年間は登録を維持しなければならない[8]。アシュモア・カルティエ諸島と珊瑚海諸島を含む。">
            <text:p>登録はオーストラリア人に限られ、最低2年間は登録を維持しなければならない[8]。アシュモア・カルティエ諸島と珊瑚海諸島を含む。</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15">
            <text:p>15</text:p>
          </table:table-cell>
          <table:table-cell office:value-type="string" office:value=".aw">
            <text:p>.aw</text:p>
          </table:table-cell>
          <table:table-cell office:value-type="string" office:value="アルバ">
            <text:p>アルバ</text:p>
          </table:table-cell>
          <table:table-cell office:value-type="string" office:value="Aruba, West Indies">
            <text:p>Aruba, West Indies</text:p>
          </table:table-cell>
          <table:table-cell office:value-type="string" office:value="アルバの企業・団体・市民に限る。">
            <text:p>アルバの企業・団体・市民に限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
            <text:p>16</text:p>
          </table:table-cell>
          <table:table-cell office:value-type="string" office:value=".ax">
            <text:p>.ax</text:p>
          </table:table-cell>
          <table:table-cell office:value-type="string" office:value="オーランド諸島">
            <text:p>オーランド諸島</text:p>
          </table:table-cell>
          <table:table-cell office:value-type="string" office:value="">
            <text:p/>
          </table:table-cell>
          <table:table-cell office:value-type="string" office:value="オーランドの企業・団体・市民に限る。">
            <text:p>オーランドの企業・団体・市民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7">
            <text:p>17</text:p>
          </table:table-cell>
          <table:table-cell office:value-type="string" office:value=".az">
            <text:p>.az</text:p>
          </table:table-cell>
          <table:table-cell office:value-type="string" office:value="アゼルバイジャン">
            <text:p>アゼルバイジャ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8">
            <text:p>18</text:p>
          </table:table-cell>
          <table:table-cell office:value-type="string" office:value=".ba">
            <text:p>.ba</text:p>
          </table:table-cell>
          <table:table-cell office:value-type="string" office:value="ボスニア・ヘルツェゴビナ">
            <text:p>ボスニア・ヘルツェゴビナ</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9">
            <text:p>19</text:p>
          </table:table-cell>
          <table:table-cell office:value-type="string" office:value=".bb">
            <text:p>.bb</text:p>
          </table:table-cell>
          <table:table-cell office:value-type="string" office:value="バルバドス">
            <text:p>バルバド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
            <text:p>20</text:p>
          </table:table-cell>
          <table:table-cell office:value-type="string" office:value=".bd">
            <text:p>.bd</text:p>
          </table:table-cell>
          <table:table-cell office:value-type="string" office:value="バングラデシュ">
            <text:p>バングラデシュ</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1">
            <text:p>21</text:p>
          </table:table-cell>
          <table:table-cell office:value-type="string" office:value=".be">
            <text:p>.be</text:p>
          </table:table-cell>
          <table:table-cell office:value-type="string" office:value="ベルギー">
            <text:p>ベルギー</text:p>
          </table:table-cell>
          <table:table-cell office:value-type="string" office:value="">
            <text:p/>
          </table:table-cell>
          <table:table-cell office:value-type="string" office:value="非公式にスイスのベルン州でも使用される。">
            <text:p>非公式にスイスのベルン州でも使用される。</text:p>
          </table:table-cell>
          <table:table-cell office:value-type="string" office:value="ラテン文字[9]">
            <text:p>ラテン文字[9]</text:p>
          </table:table-cell>
          <table:table-cell office:value-type="string" office:value="Yes">
            <text:p>Yes</text:p>
          </table:table-cell>
          <table:table-cell office:value-type="string" office:value="Yes">
            <text:p>Yes</text:p>
          </table:table-cell>
          <table:table-cell office:value-type="string" office:value="Yes[10]">
            <text:p>Yes[10]</text:p>
          </table:table-cell>
        </table:table-row>
        <table:table-row>
          <table:table-cell table:style-name="pd1" office:value-type="float" office:value="22">
            <text:p>22</text:p>
          </table:table-cell>
          <table:table-cell office:value-type="string" office:value=".bf">
            <text:p>.bf</text:p>
          </table:table-cell>
          <table:table-cell office:value-type="string" office:value="ブルキナファソ">
            <text:p>ブルキナファソ</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3">
            <text:p>23</text:p>
          </table:table-cell>
          <table:table-cell office:value-type="string" office:value=".bg">
            <text:p>.bg</text:p>
          </table:table-cell>
          <table:table-cell office:value-type="string" office:value="ブルガリア">
            <text:p>ブルガリア</text:p>
          </table:table-cell>
          <table:table-cell office:value-type="string" office:value="">
            <text:p/>
          </table:table-cell>
          <table:table-cell office:value-type="string" office:value="">
            <text:p/>
          </table:table-cell>
          <table:table-cell office:value-type="string" office:value="ロシア語・ブルガリア語[9]">
            <text:p>ロシア語・ブルガリア語[9]</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4">
            <text:p>24</text:p>
          </table:table-cell>
          <table:table-cell office:value-type="string" office:value=".bh">
            <text:p>.bh</text:p>
          </table:table-cell>
          <table:table-cell office:value-type="string" office:value="バーレーン">
            <text:p>バーレー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5">
            <text:p>25</text:p>
          </table:table-cell>
          <table:table-cell office:value-type="string" office:value=".bi">
            <text:p>.bi</text:p>
          </table:table-cell>
          <table:table-cell office:value-type="string" office:value="ブルンジ">
            <text:p>ブルンジ</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6">
            <text:p>26</text:p>
          </table:table-cell>
          <table:table-cell office:value-type="string" office:value=".bj">
            <text:p>.bj</text:p>
          </table:table-cell>
          <table:table-cell office:value-type="string" office:value="ベナン">
            <text:p>ベナ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7">
            <text:p>27</text:p>
          </table:table-cell>
          <table:table-cell office:value-type="string" office:value=".bm">
            <text:p>.bm</text:p>
          </table:table-cell>
          <table:table-cell office:value-type="string" office:value="バミューダ諸島">
            <text:p>バミューダ諸島</text:p>
          </table:table-cell>
          <table:table-cell office:value-type="string" office:value="">
            <text:p/>
          </table:table-cell>
          <table:table-cell office:value-type="string" office:value="バミューダに登記のある団体・会社に限る。">
            <text:p>バミューダに登記のある団体・会社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8">
            <text:p>28</text:p>
          </table:table-cell>
          <table:table-cell office:value-type="string" office:value=".bn">
            <text:p>.bn</text:p>
          </table:table-cell>
          <table:table-cell office:value-type="string" office:value="ブルネイ">
            <text:p>ブルネイ</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9">
            <text:p>29</text:p>
          </table:table-cell>
          <table:table-cell office:value-type="string" office:value=".bo">
            <text:p>.bo</text:p>
          </table:table-cell>
          <table:table-cell office:value-type="string" office:value="ボリビア">
            <text:p>ボリビ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30">
            <text:p>30</text:p>
          </table:table-cell>
          <table:table-cell office:value-type="string" office:value=".bq">
            <text:p>.bq</text:p>
          </table:table-cell>
          <table:table-cell office:value-type="string" office:value="ボネール島">
            <text:p>ボネール島</text:p>
          </table:table-cell>
          <table:table-cell office:value-type="string" office:value="">
            <text:p/>
          </table:table-cell>
          <table:table-cell office:value-type="string" office:value="2015年12月1日に割り当て取消">
            <text:p>2015年12月1日に割り当て取消</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table:style-name="pd1" office:value-type="float" office:value="31">
            <text:p>31</text:p>
          </table:table-cell>
          <table:table-cell office:value-type="string" office:value=".br">
            <text:p>.br</text:p>
          </table:table-cell>
          <table:table-cell office:value-type="string" office:value="ブラジル">
            <text:p>ブラジル</text:p>
          </table:table-cell>
          <table:table-cell office:value-type="string" office:value="">
            <text:p/>
          </table:table-cell>
          <table:table-cell office:value-type="string" office:value="制限あり。第3レベル以下しか使用できない。（例: .edu.brは高等教育機関用、.gov.brは政府機関用。）[11]">
            <text:p>制限あり。第3レベル以下しか使用できない。（例: .edu.brは高等教育機関用、.gov.brは政府機関用。）[11]</text:p>
          </table:table-cell>
          <table:table-cell office:value-type="string" office:value="Yes[12]">
            <text:p>Yes[12]</text:p>
          </table:table-cell>
          <table:table-cell office:value-type="string" office:value="Yes">
            <text:p>Yes</text:p>
          </table:table-cell>
          <table:table-cell office:value-type="string" office:value="No[cctld 2]">
            <text:p>No[cctld 2]</text:p>
          </table:table-cell>
          <table:table-cell office:value-type="string" office:value="">
            <text:p/>
          </table:table-cell>
        </table:table-row>
        <table:table-row>
          <table:table-cell table:style-name="pd1" office:value-type="float" office:value="32">
            <text:p>32</text:p>
          </table:table-cell>
          <table:table-cell office:value-type="string" office:value=".bs">
            <text:p>.bs</text:p>
          </table:table-cell>
          <table:table-cell office:value-type="string" office:value="バハマ">
            <text:p>バハマ</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33">
            <text:p>33</text:p>
          </table:table-cell>
          <table:table-cell office:value-type="string" office:value=".bt">
            <text:p>.bt</text:p>
          </table:table-cell>
          <table:table-cell office:value-type="string" office:value="ブータン">
            <text:p>ブータ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34">
            <text:p>34</text:p>
          </table:table-cell>
          <table:table-cell office:value-type="string" office:value=".bv">
            <text:p>.bv</text:p>
          </table:table-cell>
          <table:table-cell office:value-type="string" office:value="ブーベ島">
            <text:p>ブーベ島</text:p>
          </table:table-cell>
          <table:table-cell office:value-type="string" office:value="">
            <text:p/>
          </table:table-cell>
          <table:table-cell office:value-type="string" office:value="未使用（ノルウェー領。.noを参照。）">
            <text:p>未使用（ノルウェー領。.noを参照。）</text:p>
          </table:table-cell>
          <table:table-cell office:value-type="string" office:value="No">
            <text:p>No</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35">
            <text:p>35</text:p>
          </table:table-cell>
          <table:table-cell office:value-type="string" office:value=".bw">
            <text:p>.bw</text:p>
          </table:table-cell>
          <table:table-cell office:value-type="string" office:value="ボツワナ">
            <text:p>ボツワナ</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36">
            <text:p>36</text:p>
          </table:table-cell>
          <table:table-cell office:value-type="string" office:value=".by">
            <text:p>.by</text:p>
          </table:table-cell>
          <table:table-cell office:value-type="string" office:value="ベラルーシ">
            <text:p>ベラルーシ</text:p>
          </table:table-cell>
          <table:table-cell office:value-type="string" office:value="Byelorussia">
            <text:p>Byelorussia</text:p>
          </table:table-cell>
          <table:table-cell office:value-type="string" office:value="非公式にドイツのバイエルン州でも使用されている。">
            <text:p>非公式にドイツのバイエルン州でも使用されてい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37">
            <text:p>37</text:p>
          </table:table-cell>
          <table:table-cell office:value-type="string" office:value=".bz">
            <text:p>.bz</text:p>
          </table:table-cell>
          <table:table-cell office:value-type="string" office:value="ベリーズ">
            <text:p>ベリーズ</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38">
            <text:p>38</text:p>
          </table:table-cell>
          <table:table-cell office:value-type="string" office:value=".ca">
            <text:p>.ca</text:p>
          </table:table-cell>
          <table:table-cell office:value-type="string" office:value="カナダ">
            <text:p>カナダ</text:p>
          </table:table-cell>
          <table:table-cell office:value-type="string" office:value="">
            <text:p/>
          </table:table-cell>
          <table:table-cell office:value-type="string" office:value="レジストラが定めた条件を満たさなければならない[13]。">
            <text:p>レジストラが定めた条件を満たさなければならない[13]。</text:p>
          </table:table-cell>
          <table:table-cell office:value-type="string" office:value="フランス語[cctld 3]">
            <text:p>フランス語[cctld 3]</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39">
            <text:p>39</text:p>
          </table:table-cell>
          <table:table-cell office:value-type="string" office:value=".cc">
            <text:p>.cc</text:p>
          </table:table-cell>
          <table:table-cell office:value-type="string" office:value="ココス諸島">
            <text:p>ココス諸島</text:p>
          </table:table-cell>
          <table:table-cell office:value-type="string" office:value="">
            <text:p/>
          </table:table-cell>
          <table:table-cell office:value-type="string" office:value="オーストラリア領。グアムのココス諸島ではない。cc.cc, cu.cc or cz.ccで無料ドメインサービスが提供されている。">
            <text:p>オーストラリア領。グアムのココス諸島ではない。cc.cc, cu.cc or cz.ccで無料ドメインサービスが提供されてい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40">
            <text:p>40</text:p>
          </table:table-cell>
          <table:table-cell office:value-type="string" office:value=".cd">
            <text:p>.cd</text:p>
          </table:table-cell>
          <table:table-cell office:value-type="string" office:value="コンゴ民主共和国">
            <text:p>コンゴ民主共和国</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41">
            <text:p>41</text:p>
          </table:table-cell>
          <table:table-cell office:value-type="string" office:value=".cf">
            <text:p>.cf</text:p>
          </table:table-cell>
          <table:table-cell office:value-type="string" office:value="中央アフリカ共和国">
            <text:p>中央アフリカ共和国</text:p>
          </table:table-cell>
          <table:table-cell office:value-type="string" office:value="">
            <text:p/>
          </table:table-cell>
          <table:table-cell office:value-type="string" office:value="無料ドメインサービスが提供されている。">
            <text:p>無料ドメインサービスが提供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42">
            <text:p>42</text:p>
          </table:table-cell>
          <table:table-cell office:value-type="string" office:value=".cg">
            <text:p>.cg</text:p>
          </table:table-cell>
          <table:table-cell office:value-type="string" office:value="コンゴ共和国">
            <text:p>コンゴ共和国</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43">
            <text:p>43</text:p>
          </table:table-cell>
          <table:table-cell office:value-type="string" office:value=".ch">
            <text:p>.ch</text:p>
          </table:table-cell>
          <table:table-cell office:value-type="string" office:value="スイス">
            <text:p>スイス</text:p>
          </table:table-cell>
          <table:table-cell office:value-type="string" office:value="Confoederatio Helvetica （ラテン語）">
            <text:p>Confoederatio Helvetica （ラテン語）</text:p>
          </table:table-cell>
          <table:table-cell office:value-type="string" office:value="">
            <text:p/>
          </table:table-cell>
          <table:table-cell office:value-type="string" office:value="Yes[cctld 4]">
            <text:p>Yes[cctld 4]</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44">
            <text:p>44</text:p>
          </table:table-cell>
          <table:table-cell office:value-type="string" office:value=".ci">
            <text:p>.ci</text:p>
          </table:table-cell>
          <table:table-cell office:value-type="string" office:value="コートジボワール">
            <text:p>コートジボワー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45">
            <text:p>45</text:p>
          </table:table-cell>
          <table:table-cell office:value-type="string" office:value=".ck">
            <text:p>.ck</text:p>
          </table:table-cell>
          <table:table-cell office:value-type="string" office:value="クック諸島">
            <text:p>クック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46">
            <text:p>46</text:p>
          </table:table-cell>
          <table:table-cell office:value-type="string" office:value=".cl">
            <text:p>.cl</text:p>
          </table:table-cell>
          <table:table-cell office:value-type="string" office:value="チリ">
            <text:p>チリ</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Yes">
            <text:p>Yes</text:p>
          </table:table-cell>
        </table:table-row>
        <table:table-row>
          <table:table-cell table:style-name="pd1" office:value-type="float" office:value="47">
            <text:p>47</text:p>
          </table:table-cell>
          <table:table-cell office:value-type="string" office:value=".cm">
            <text:p>.cm</text:p>
          </table:table-cell>
          <table:table-cell office:value-type="string" office:value="カメルーン">
            <text:p>カメルーン</text:p>
          </table:table-cell>
          <table:table-cell office:value-type="string" office:value="">
            <text:p/>
          </table:table-cell>
          <table:table-cell office:value-type="string" office:value="カメルーンの企業・団体・市民に限る。">
            <text:p>カメルーンの企業・団体・市民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48">
            <text:p>48</text:p>
          </table:table-cell>
          <table:table-cell office:value-type="string" office:value=".cn">
            <text:p>.cn</text:p>
          </table:table-cell>
          <table:table-cell office:value-type="string" office:value="中国">
            <text:p>中国</text:p>
          </table:table-cell>
          <table:table-cell office:value-type="string" office:value="">
            <text:p/>
          </table:table-cell>
          <table:table-cell office:value-type="string" office:value="中国に登記のある団体・会社、および有効な身分証を有する個人に限る。香港とマカオには別のTLDが付与されている。">
            <text:p>中国に登記のある団体・会社、および有効な身分証を有する個人に限る。香港とマカオには別のTLDが付与されてい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49">
            <text:p>49</text:p>
          </table:table-cell>
          <table:table-cell office:value-type="string" office:value=".co">
            <text:p>.co</text:p>
          </table:table-cell>
          <table:table-cell office:value-type="string" office:value="コロンビア">
            <text:p>コロンビア</text:p>
          </table:table-cell>
          <table:table-cell office:value-type="string" office:value="">
            <text:p/>
          </table:table-cell>
          <table:table-cell office:value-type="string" office:value="2010年より国際的なドメインとして全世界に販売される。">
            <text:p>2010年より国際的なドメインとして全世界に販売され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50">
            <text:p>50</text:p>
          </table:table-cell>
          <table:table-cell office:value-type="string" office:value=".cr">
            <text:p>.cr</text:p>
          </table:table-cell>
          <table:table-cell office:value-type="string" office:value="コスタリカ">
            <text:p>コスタリ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51">
            <text:p>51</text:p>
          </table:table-cell>
          <table:table-cell office:value-type="string" office:value=".cu">
            <text:p>.cu</text:p>
          </table:table-cell>
          <table:table-cell office:value-type="string" office:value="キューバ">
            <text:p>キューバ</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52">
            <text:p>52</text:p>
          </table:table-cell>
          <table:table-cell office:value-type="string" office:value=".cv">
            <text:p>.cv</text:p>
          </table:table-cell>
          <table:table-cell office:value-type="string" office:value="カーボベルデ">
            <text:p>カーボベルデ</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53">
            <text:p>53</text:p>
          </table:table-cell>
          <table:table-cell office:value-type="string" office:value=".cw">
            <text:p>.cw</text:p>
          </table:table-cell>
          <table:table-cell office:value-type="string" office:value="キュラソー島">
            <text:p>キュラソー島</text:p>
          </table:table-cell>
          <table:table-cell office:value-type="string" office:value="Curaçao, West Indies">
            <text:p>Curaçao, West Indies</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不明">
            <text:p>不明</text:p>
          </table:table-cell>
          <table:table-cell office:value-type="string" office:value="">
            <text:p/>
          </table:table-cell>
        </table:table-row>
        <table:table-row>
          <table:table-cell table:style-name="pd1" office:value-type="float" office:value="54">
            <text:p>54</text:p>
          </table:table-cell>
          <table:table-cell office:value-type="string" office:value=".cx">
            <text:p>.cx</text:p>
          </table:table-cell>
          <table:table-cell office:value-type="string" office:value="クリスマス島">
            <text:p>クリスマス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55">
            <text:p>55</text:p>
          </table:table-cell>
          <table:table-cell office:value-type="string" office:value=".cy">
            <text:p>.cy</text:p>
          </table:table-cell>
          <table:table-cell office:value-type="string" office:value="キプロス">
            <text:p>キプロ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56">
            <text:p>56</text:p>
          </table:table-cell>
          <table:table-cell office:value-type="string" office:value=".cz">
            <text:p>.cz</text:p>
          </table:table-cell>
          <table:table-cell office:value-type="string" office:value="チェコ">
            <text:p>チェコ</text:p>
          </table:table-cell>
          <table:table-cell office:value-type="string" office:value="">
            <text:p/>
          </table:table-cell>
          <table:table-cell office:value-type="string" office:value="">
            <text:p/>
          </table:table-cell>
          <table:table-cell office:value-type="string" office:value="No[cctld 5]">
            <text:p>No[cctld 5]</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57">
            <text:p>57</text:p>
          </table:table-cell>
          <table:table-cell office:value-type="string" office:value=".de">
            <text:p>.de</text:p>
          </table:table-cell>
          <table:table-cell office:value-type="string" office:value="ドイツ">
            <text:p>ドイツ</text:p>
          </table:table-cell>
          <table:table-cell office:value-type="string" office:value="Deutschland">
            <text:p>Deutschland</text:p>
          </table:table-cell>
          <table:table-cell office:value-type="string" office:value="ドイツ国内の連絡先が必要。">
            <text:p>ドイツ国内の連絡先が必要。</text:p>
          </table:table-cell>
          <table:table-cell office:value-type="string" office:value="Yes[cctld 6]">
            <text:p>Yes[cctld 6]</text:p>
          </table:table-cell>
          <table:table-cell office:value-type="string" office:value="Yes">
            <text:p>Yes</text:p>
          </table:table-cell>
          <table:table-cell office:value-type="string" office:value="Yes">
            <text:p>Yes</text:p>
          </table:table-cell>
          <table:table-cell office:value-type="string" office:value="Yes">
            <text:p>Yes</text:p>
          </table:table-cell>
        </table:table-row>
        <table:table-row>
          <table:table-cell table:style-name="pd1" office:value-type="float" office:value="58">
            <text:p>58</text:p>
          </table:table-cell>
          <table:table-cell office:value-type="string" office:value=".dj">
            <text:p>.dj</text:p>
          </table:table-cell>
          <table:table-cell office:value-type="string" office:value="ジブチ">
            <text:p>ジブチ</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59">
            <text:p>59</text:p>
          </table:table-cell>
          <table:table-cell office:value-type="string" office:value=".dk">
            <text:p>.dk</text:p>
          </table:table-cell>
          <table:table-cell office:value-type="string" office:value="デンマーク">
            <text:p>デンマーク</text:p>
          </table:table-cell>
          <table:table-cell office:value-type="string" office:value="">
            <text:p/>
          </table:table-cell>
          <table:table-cell office:value-type="string" office:value="">
            <text:p/>
          </table:table-cell>
          <table:table-cell office:value-type="string" office:value="Yes[cctld 7]">
            <text:p>Yes[cctld 7]</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60">
            <text:p>60</text:p>
          </table:table-cell>
          <table:table-cell office:value-type="string" office:value=".dm">
            <text:p>.dm</text:p>
          </table:table-cell>
          <table:table-cell office:value-type="string" office:value="ドミニカ国">
            <text:p>ドミニカ国</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61">
            <text:p>61</text:p>
          </table:table-cell>
          <table:table-cell office:value-type="string" office:value=".do">
            <text:p>.do</text:p>
          </table:table-cell>
          <table:table-cell office:value-type="string" office:value="ドミニカ共和国">
            <text:p>ドミニカ共和国</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62">
            <text:p>62</text:p>
          </table:table-cell>
          <table:table-cell office:value-type="string" office:value=".dz">
            <text:p>.dz</text:p>
          </table:table-cell>
          <table:table-cell office:value-type="string" office:value="アルジェリア">
            <text:p>アルジェリア</text:p>
          </table:table-cell>
          <table:table-cell office:value-type="string" office:value="Dzayer より。当地のアラビア語では Al-Jazair الجزائر という。">
            <text:p>Dzayer より。当地のアラビア語では Al-Jazair الجزائر という。</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63">
            <text:p>63</text:p>
          </table:table-cell>
          <table:table-cell office:value-type="string" office:value=".ec">
            <text:p>.ec</text:p>
          </table:table-cell>
          <table:table-cell office:value-type="string" office:value="エクアドル">
            <text:p>エクアド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64">
            <text:p>64</text:p>
          </table:table-cell>
          <table:table-cell office:value-type="string" office:value=".ee">
            <text:p>.ee</text:p>
          </table:table-cell>
          <table:table-cell office:value-type="string" office:value="エストニア">
            <text:p>エストニア</text:p>
          </table:table-cell>
          <table:table-cell office:value-type="string" office:value="Eesti">
            <text:p>Eesti</text:p>
          </table:table-cell>
          <table:table-cell office:value-type="string" office:value="">
            <text:p/>
          </table:table-cell>
          <table:table-cell office:value-type="string" office:value="Yes[cctld 8]">
            <text:p>Yes[cctld 8]</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65">
            <text:p>65</text:p>
          </table:table-cell>
          <table:table-cell office:value-type="string" office:value=".eg">
            <text:p>.eg</text:p>
          </table:table-cell>
          <table:table-cell office:value-type="string" office:value="エジプト">
            <text:p>エジプト</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66">
            <text:p>66</text:p>
          </table:table-cell>
          <table:table-cell office:value-type="string" office:value=".eh">
            <text:p>.eh</text:p>
          </table:table-cell>
          <table:table-cell office:value-type="string" office:value="西サハラ">
            <text:p>西サハラ</text:p>
          </table:table-cell>
          <table:table-cell office:value-type="string" office:value="Saguia el-Hamra">
            <text:p>Saguia el-Hamra</text:p>
          </table:table-cell>
          <table:table-cell office:value-type="string" office:value=".eh は西サハラのために予約されているが、まだDNSルートサーバには登録されていない。">
            <text:p>.eh は西サハラのために予約されているが、まだDNSルートサーバには登録されていない。</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table:style-name="pd1" office:value-type="float" office:value="67">
            <text:p>67</text:p>
          </table:table-cell>
          <table:table-cell office:value-type="string" office:value=".er">
            <text:p>.er</text:p>
          </table:table-cell>
          <table:table-cell office:value-type="string" office:value="エリトリア">
            <text:p>エリトリア</text:p>
          </table:table-cell>
          <table:table-cell office:value-type="string" office:value="">
            <text:p/>
          </table:table-cell>
          <table:table-cell office:value-type="string" office:value="非活発。レジストラであるエリトリア電気通信（EriTel）はドメイン登録を受け付けていない。">
            <text:p>非活発。レジストラであるエリトリア電気通信（EriTel）はドメイン登録を受け付けていない。</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68">
            <text:p>68</text:p>
          </table:table-cell>
          <table:table-cell office:value-type="string" office:value=".es">
            <text:p>.es</text:p>
          </table:table-cell>
          <table:table-cell office:value-type="string" office:value="スペイン">
            <text:p>スペイン</text:p>
          </table:table-cell>
          <table:table-cell office:value-type="string" office:value="España">
            <text:p>España</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69">
            <text:p>69</text:p>
          </table:table-cell>
          <table:table-cell office:value-type="string" office:value=".et">
            <text:p>.et</text:p>
          </table:table-cell>
          <table:table-cell office:value-type="string" office:value="エチオピア">
            <text:p>エチオピ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70">
            <text:p>70</text:p>
          </table:table-cell>
          <table:table-cell office:value-type="string" office:value=".eu">
            <text:p>.eu</text:p>
          </table:table-cell>
          <table:table-cell office:value-type="string" office:value="欧州連合">
            <text:p>欧州連合</text:p>
          </table:table-cell>
          <table:table-cell office:value-type="string" office:value="">
            <text:p/>
          </table:table-cell>
          <table:table-cell office:value-type="string" office:value="欧州連合加盟国の法人および自然人に限る。かつては非公式にバスク語のサイトで使用されていたが、現在は正式に.eusドメインに移行している。">
            <text:p>欧州連合加盟国の法人および自然人に限る。かつては非公式にバスク語のサイトで使用されていたが、現在は正式に.eusドメインに移行している。</text:p>
          </table:table-cell>
          <table:table-cell office:value-type="string" office:value="Yes[cctld 9]">
            <text:p>Yes[cctld 9]</text:p>
          </table:table-cell>
          <table:table-cell office:value-type="string" office:value="Yes">
            <text:p>Yes</text:p>
          </table:table-cell>
          <table:table-cell office:value-type="string" office:value="Yes">
            <text:p>Yes</text:p>
          </table:table-cell>
          <table:table-cell office:value-type="string" office:value="Yes[15]">
            <text:p>Yes[15]</text:p>
          </table:table-cell>
        </table:table-row>
        <table:table-row>
          <table:table-cell table:style-name="pd1" office:value-type="float" office:value="71">
            <text:p>71</text:p>
          </table:table-cell>
          <table:table-cell office:value-type="string" office:value=".fi">
            <text:p>.fi</text:p>
          </table:table-cell>
          <table:table-cell office:value-type="string" office:value="フィンランド">
            <text:p>フィンランド</text:p>
          </table:table-cell>
          <table:table-cell office:value-type="string" office:value="">
            <text:p/>
          </table:table-cell>
          <table:table-cell office:value-type="string" office:value="フィンランドの法人および自然人に限る。">
            <text:p>フィンランドの法人および自然人に限る。</text:p>
          </table:table-cell>
          <table:table-cell office:value-type="string" office:value="Yes[cctld 10]">
            <text:p>Yes[cctld 10]</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72">
            <text:p>72</text:p>
          </table:table-cell>
          <table:table-cell office:value-type="string" office:value=".fj">
            <text:p>.fj</text:p>
          </table:table-cell>
          <table:table-cell office:value-type="string" office:value="フィジー">
            <text:p>フィジー</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73">
            <text:p>73</text:p>
          </table:table-cell>
          <table:table-cell office:value-type="string" office:value=".fk">
            <text:p>.fk</text:p>
          </table:table-cell>
          <table:table-cell office:value-type="string" office:value="フォークランド諸島">
            <text:p>フォークランド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74">
            <text:p>74</text:p>
          </table:table-cell>
          <table:table-cell office:value-type="string" office:value=".fm">
            <text:p>.fm</text:p>
          </table:table-cell>
          <table:table-cell office:value-type="string" office:value="ミクロネシア連邦">
            <text:p>ミクロネシア連邦</text:p>
          </table:table-cell>
          <table:table-cell office:value-type="string" office:value="">
            <text:p/>
          </table:table-cell>
          <table:table-cell office:value-type="string" office:value="非公式にFMラジオ局やWebラジオ局で使用されている。">
            <text:p>非公式にFMラジオ局やWebラジオ局で使用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75">
            <text:p>75</text:p>
          </table:table-cell>
          <table:table-cell office:value-type="string" office:value=".fo">
            <text:p>.fo</text:p>
          </table:table-cell>
          <table:table-cell office:value-type="string" office:value="フェロー諸島">
            <text:p>フェロー諸島</text:p>
          </table:table-cell>
          <table:table-cell office:value-type="string" office:value="Føroyar">
            <text:p>Føroyar</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76">
            <text:p>76</text:p>
          </table:table-cell>
          <table:table-cell office:value-type="string" office:value=".fr">
            <text:p>.fr</text:p>
          </table:table-cell>
          <table:table-cell office:value-type="string" office:value="フランス">
            <text:p>フランス</text:p>
          </table:table-cell>
          <table:table-cell office:value-type="string" office:value="">
            <text:p/>
          </table:table-cell>
          <table:table-cell office:value-type="string" office:value="欧州連合・スイス・ノルウェー・アイスランド・リヒテンシュタインの個人・企業に限る[cctld 11]。">
            <text:p>欧州連合・スイス・ノルウェー・アイスランド・リヒテンシュタインの個人・企業に限る[cctld 11]。</text:p>
          </table:table-cell>
          <table:table-cell office:value-type="string" office:value="Yes[cctld 12]">
            <text:p>Yes[cctld 12]</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77">
            <text:p>77</text:p>
          </table:table-cell>
          <table:table-cell office:value-type="string" office:value=".ga">
            <text:p>.ga</text:p>
          </table:table-cell>
          <table:table-cell office:value-type="string" office:value="ガボン">
            <text:p>ガボン</text:p>
          </table:table-cell>
          <table:table-cell office:value-type="string" office:value="">
            <text:p/>
          </table:table-cell>
          <table:table-cell office:value-type="string" office:value="無料ドメインサービスが提供されている。">
            <text:p>無料ドメインサービスが提供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78">
            <text:p>78</text:p>
          </table:table-cell>
          <table:table-cell office:value-type="string" office:value=".gb">
            <text:p>.gb</text:p>
          </table:table-cell>
          <table:table-cell office:value-type="string" office:value="イギリス">
            <text:p>イギリス</text:p>
          </table:table-cell>
          <table:table-cell office:value-type="string" office:value="Great Britain">
            <text:p>Great Britain</text:p>
          </table:table-cell>
          <table:table-cell office:value-type="string" office:value="あまり使われていない[16]。イギリスで主に使われているドメインは.ukである。">
            <text:p>あまり使われていない[16]。イギリスで主に使われているドメインは.ukである。</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79">
            <text:p>79</text:p>
          </table:table-cell>
          <table:table-cell office:value-type="string" office:value=".gd">
            <text:p>.gd</text:p>
          </table:table-cell>
          <table:table-cell office:value-type="string" office:value="グレナダ">
            <text:p>グレナダ</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80">
            <text:p>80</text:p>
          </table:table-cell>
          <table:table-cell office:value-type="string" office:value=".ge">
            <text:p>.ge</text:p>
          </table:table-cell>
          <table:table-cell office:value-type="string" office:value="ジョージア">
            <text:p>ジョージア</text:p>
          </table:table-cell>
          <table:table-cell office:value-type="string" office:value="">
            <text:p/>
          </table:table-cell>
          <table:table-cell office:value-type="string" office:value="ジョージアの居住者には無制限。外国の会社に対しては、いかなるジョージアの法人を通してでも1法人につき1ドメイン。[17]">
            <text:p>ジョージアの居住者には無制限。外国の会社に対しては、いかなるジョージアの法人を通してでも1法人につき1ドメイン。[17]</text:p>
          </table:table-cell>
          <table:table-cell office:value-type="string" office:value="No">
            <text:p>No</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81">
            <text:p>81</text:p>
          </table:table-cell>
          <table:table-cell office:value-type="string" office:value=".gf">
            <text:p>.gf</text:p>
          </table:table-cell>
          <table:table-cell office:value-type="string" office:value="フランス領ギアナ">
            <text:p>フランス領ギアナ</text:p>
          </table:table-cell>
          <table:table-cell office:value-type="string" office:value="Guyane française">
            <text:p>Guyane française</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
            <text:p/>
          </table:table-cell>
          <table:table-cell office:value-type="string" office:value="">
            <text:p/>
          </table:table-cell>
        </table:table-row>
        <table:table-row>
          <table:table-cell table:style-name="pd1" office:value-type="float" office:value="82">
            <text:p>82</text:p>
          </table:table-cell>
          <table:table-cell office:value-type="string" office:value=".gg">
            <text:p>.gg</text:p>
          </table:table-cell>
          <table:table-cell office:value-type="string" office:value="ガーンジー島">
            <text:p>ガーンジー島</text:p>
          </table:table-cell>
          <table:table-cell office:value-type="string" office:value="Guernsey / Guernesey">
            <text:p>Guernsey / Guernesey</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83">
            <text:p>83</text:p>
          </table:table-cell>
          <table:table-cell office:value-type="string" office:value=".gh">
            <text:p>.gh</text:p>
          </table:table-cell>
          <table:table-cell office:value-type="string" office:value="ガーナ">
            <text:p>ガーナ</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84">
            <text:p>84</text:p>
          </table:table-cell>
          <table:table-cell office:value-type="string" office:value=".gi">
            <text:p>.gi</text:p>
          </table:table-cell>
          <table:table-cell office:value-type="string" office:value="ジブラルタル">
            <text:p>ジブラルタ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85">
            <text:p>85</text:p>
          </table:table-cell>
          <table:table-cell office:value-type="string" office:value=".gl">
            <text:p>.gl</text:p>
          </table:table-cell>
          <table:table-cell office:value-type="string" office:value="グリーンランド">
            <text:p>グリーンランド</text:p>
          </table:table-cell>
          <table:table-cell office:value-type="string" office:value="">
            <text:p/>
          </table:table-cell>
          <table:table-cell office:value-type="string" office:value="かつては非公式にスペインのガリシア州で使用されていたが、2014年に.galが割り当てられたため、そちらに移行した。">
            <text:p>かつては非公式にスペインのガリシア州で使用されていたが、2014年に.galが割り当てられたため、そちらに移行した。</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86">
            <text:p>86</text:p>
          </table:table-cell>
          <table:table-cell office:value-type="string" office:value=".gm">
            <text:p>.gm</text:p>
          </table:table-cell>
          <table:table-cell office:value-type="string" office:value="ガンビア">
            <text:p>ガンビア</text:p>
          </table:table-cell>
          <table:table-cell office:value-type="string" office:value="">
            <text:p/>
          </table:table-cell>
          <table:table-cell office:value-type="string" office:value="登録者の名前または商標名と一致するドメイン名しか取得できない。一般名詞は使用できない。">
            <text:p>登録者の名前または商標名と一致するドメイン名しか取得できない。一般名詞は使用できない。</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87">
            <text:p>87</text:p>
          </table:table-cell>
          <table:table-cell office:value-type="string" office:value=".gn">
            <text:p>.gn</text:p>
          </table:table-cell>
          <table:table-cell office:value-type="string" office:value="ギニア">
            <text:p>ギニア</text:p>
          </table:table-cell>
          <table:table-cell office:value-type="string" office:value="">
            <text:p/>
          </table:table-cell>
          <table:table-cell office:value-type="string" office:value="国内の連絡先が必要。">
            <text:p>国内の連絡先が必要。</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88">
            <text:p>88</text:p>
          </table:table-cell>
          <table:table-cell office:value-type="string" office:value=".gp">
            <text:p>.gp</text:p>
          </table:table-cell>
          <table:table-cell office:value-type="string" office:value="グアドループ">
            <text:p>グアドループ</text:p>
          </table:table-cell>
          <table:table-cell office:value-type="string" office:value="">
            <text:p/>
          </table:table-cell>
          <table:table-cell office:value-type="string" office:value="現在でも、サン・マルタン島及びサン・バルテルミー島で使用されている。">
            <text:p>現在でも、サン・マルタン島及びサン・バルテルミー島で使用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89">
            <text:p>89</text:p>
          </table:table-cell>
          <table:table-cell office:value-type="string" office:value=".gq">
            <text:p>.gq</text:p>
          </table:table-cell>
          <table:table-cell office:value-type="string" office:value="赤道ギニア">
            <text:p>赤道ギニア</text:p>
          </table:table-cell>
          <table:table-cell office:value-type="string" office:value="Guinée équatoriale">
            <text:p>Guinée équatoriale</text:p>
          </table:table-cell>
          <table:table-cell office:value-type="string" office:value="無料ドメインサービスが提供されている。">
            <text:p>無料ドメインサービスが提供されている。</text:p>
          </table:table-cell>
          <table:table-cell office:value-type="string" office:value="">
            <text:p/>
          </table:table-cell>
          <table:table-cell office:value-type="string" office:value="No">
            <text:p>No</text:p>
          </table:table-cell>
          <table:table-cell office:value-type="string" office:value="">
            <text:p/>
          </table:table-cell>
          <table:table-cell office:value-type="string" office:value="">
            <text:p/>
          </table:table-cell>
        </table:table-row>
        <table:table-row>
          <table:table-cell table:style-name="pd1" office:value-type="float" office:value="90">
            <text:p>90</text:p>
          </table:table-cell>
          <table:table-cell office:value-type="string" office:value=".gr">
            <text:p>.gr</text:p>
          </table:table-cell>
          <table:table-cell office:value-type="string" office:value="ギリシャ">
            <text:p>ギリシャ</text:p>
          </table:table-cell>
          <table:table-cell office:value-type="string" office:value="">
            <text:p/>
          </table:table-cell>
          <table:table-cell office:value-type="string" office:value="">
            <text:p/>
          </table:table-cell>
          <table:table-cell office:value-type="string" office:value="Yes[cctld 13]">
            <text:p>Yes[cctld 13]</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91">
            <text:p>91</text:p>
          </table:table-cell>
          <table:table-cell office:value-type="string" office:value=".gs">
            <text:p>.gs</text:p>
          </table:table-cell>
          <table:table-cell office:value-type="string" office:value="サウスジョージア・サウスサンドウィッチ諸島">
            <text:p>サウスジョージア・サウスサンドウィッチ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92">
            <text:p>92</text:p>
          </table:table-cell>
          <table:table-cell office:value-type="string" office:value=".gt">
            <text:p>.gt</text:p>
          </table:table-cell>
          <table:table-cell office:value-type="string" office:value="グアテマラ">
            <text:p>グアテマラ</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93">
            <text:p>93</text:p>
          </table:table-cell>
          <table:table-cell office:value-type="string" office:value=".gu">
            <text:p>.gu</text:p>
          </table:table-cell>
          <table:table-cell office:value-type="string" office:value="グアム">
            <text:p>グアム</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94">
            <text:p>94</text:p>
          </table:table-cell>
          <table:table-cell office:value-type="string" office:value=".gw">
            <text:p>.gw</text:p>
          </table:table-cell>
          <table:table-cell office:value-type="string" office:value="ギニアビサウ">
            <text:p>ギニアビサウ</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95">
            <text:p>95</text:p>
          </table:table-cell>
          <table:table-cell office:value-type="string" office:value=".gy">
            <text:p>.gy</text:p>
          </table:table-cell>
          <table:table-cell office:value-type="string" office:value="ガイアナ">
            <text:p>ガイアナ</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96">
            <text:p>96</text:p>
          </table:table-cell>
          <table:table-cell office:value-type="string" office:value=".hk">
            <text:p>.hk</text:p>
          </table:table-cell>
          <table:table-cell office:value-type="string" office:value="香港">
            <text:p>香港</text:p>
          </table:table-cell>
          <table:table-cell office:value-type="string" office:value="">
            <text:p/>
          </table:table-cell>
          <table:table-cell office:value-type="string" office:value="中華人民共和国の特別行政区">
            <text:p>中華人民共和国の特別行政区</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97">
            <text:p>97</text:p>
          </table:table-cell>
          <table:table-cell office:value-type="string" office:value=".hm">
            <text:p>.hm</text:p>
          </table:table-cell>
          <table:table-cell office:value-type="string" office:value="ハード島とマクドナルド諸島">
            <text:p>ハード島とマクドナルド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98">
            <text:p>98</text:p>
          </table:table-cell>
          <table:table-cell office:value-type="string" office:value=".hn">
            <text:p>.hn</text:p>
          </table:table-cell>
          <table:table-cell office:value-type="string" office:value="ホンジュラス">
            <text:p>ホンジュラ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99">
            <text:p>99</text:p>
          </table:table-cell>
          <table:table-cell office:value-type="string" office:value=".hr">
            <text:p>.hr</text:p>
          </table:table-cell>
          <table:table-cell office:value-type="string" office:value="クロアチア">
            <text:p>クロアチア</text:p>
          </table:table-cell>
          <table:table-cell office:value-type="string" office:value="Hrvatska">
            <text:p>Hrvatska</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00">
            <text:p>100</text:p>
          </table:table-cell>
          <table:table-cell office:value-type="string" office:value=".ht">
            <text:p>.ht</text:p>
          </table:table-cell>
          <table:table-cell office:value-type="string" office:value="ハイチ">
            <text:p>ハイチ</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01">
            <text:p>101</text:p>
          </table:table-cell>
          <table:table-cell office:value-type="string" office:value=".hu">
            <text:p>.hu</text:p>
          </table:table-cell>
          <table:table-cell office:value-type="string" office:value="ハンガリー">
            <text:p>ハンガリー</text:p>
          </table:table-cell>
          <table:table-cell office:value-type="string" office:value="">
            <text:p/>
          </table:table-cell>
          <table:table-cell office:value-type="string" office:value="EUの市民、またはEUの領域で法律により確立した実体。">
            <text:p>EUの市民、またはEUの領域で法律により確立した実体。</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02">
            <text:p>102</text:p>
          </table:table-cell>
          <table:table-cell office:value-type="string" office:value=".id">
            <text:p>.id</text:p>
          </table:table-cell>
          <table:table-cell office:value-type="string" office:value="インドネシア">
            <text:p>インドネシア</text:p>
          </table:table-cell>
          <table:table-cell office:value-type="string" office:value="">
            <text:p/>
          </table:table-cell>
          <table:table-cell office:value-type="string" office:value="インドネシアの企業(co.id)、団体(or.id)、学術機関(ac.id, sch.id)、市民(biz.id, my.id, web.id)に限る。セカンドレベルドメインの登録は2014年8月17日より開始された[18]。">
            <text:p>インドネシアの企業(co.id)、団体(or.id)、学術機関(ac.id, sch.id)、市民(biz.id, my.id, web.id)に限る。セカンドレベルドメインの登録は2014年8月17日より開始された[18]。</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03">
            <text:p>103</text:p>
          </table:table-cell>
          <table:table-cell office:value-type="string" office:value=".ie">
            <text:p>.ie</text:p>
          </table:table-cell>
          <table:table-cell office:value-type="string" office:value="アイルランド">
            <text:p>アイルランド</text:p>
          </table:table-cell>
          <table:table-cell office:value-type="string" office:value="">
            <text:p/>
          </table:table-cell>
          <table:table-cell office:value-type="string" office:value="2002年に、アイルランド島（北アイルランドを含む）との間で「確実に実在する」関係を持つ個人または企業に拡大された。[19][20]。">
            <text:p>2002年に、アイルランド島（北アイルランドを含む）との間で「確実に実在する」関係を持つ個人または企業に拡大された。[19][20]。</text:p>
          </table:table-cell>
          <table:table-cell office:value-type="string" office:value="No">
            <text:p>No</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04">
            <text:p>104</text:p>
          </table:table-cell>
          <table:table-cell office:value-type="string" office:value=".il">
            <text:p>.il</text:p>
          </table:table-cell>
          <table:table-cell office:value-type="string" office:value="イスラエル">
            <text:p>イスラエル</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05">
            <text:p>105</text:p>
          </table:table-cell>
          <table:table-cell office:value-type="string" office:value=".im">
            <text:p>.im</text:p>
          </table:table-cell>
          <table:table-cell office:value-type="string" office:value="マン島">
            <text:p>マン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06">
            <text:p>106</text:p>
          </table:table-cell>
          <table:table-cell office:value-type="string" office:value=".in">
            <text:p>.in</text:p>
          </table:table-cell>
          <table:table-cell office:value-type="string" office:value="インド">
            <text:p>インド</text:p>
          </table:table-cell>
          <table:table-cell office:value-type="string" office:value="">
            <text:p/>
          </table:table-cell>
          <table:table-cell office:value-type="string" office:value="2005年4月にINRegistryに移管された（gov.in, nic.in, mil.in, ac.in, edu.in, res.inを除く）。">
            <text:p>2005年4月にINRegistryに移管された（gov.in, nic.in, mil.in, ac.in, edu.in, res.inを除く）。</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07">
            <text:p>107</text:p>
          </table:table-cell>
          <table:table-cell office:value-type="string" office:value=".io">
            <text:p>.io</text:p>
          </table:table-cell>
          <table:table-cell office:value-type="string" office:value="イギリス領インド洋地域">
            <text:p>イギリス領インド洋地域</text:p>
          </table:table-cell>
          <table:table-cell office:value-type="string" office:value="">
            <text:p/>
          </table:table-cell>
          <table:table-cell office:value-type="string" office:value="入出力のI/O（Input/Output）を表すとして、ドメインハックのためにウェブアプリケーションを始めとするコンピュータサイエンスの分野で非公式に使われている。">
            <text:p>入出力のI/O（Input/Output）を表すとして、ドメインハックのためにウェブアプリケーションを始めとするコンピュータサイエンスの分野で非公式に使われてい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08">
            <text:p>108</text:p>
          </table:table-cell>
          <table:table-cell office:value-type="string" office:value=".iq">
            <text:p>.iq</text:p>
          </table:table-cell>
          <table:table-cell office:value-type="string" office:value="イラク">
            <text:p>イラク</text:p>
          </table:table-cell>
          <table:table-cell office:value-type="string" office:value="">
            <text:p/>
          </table:table-cell>
          <table:table-cell office:value-type="string" office:value="">
            <text:p/>
          </table:table-cell>
          <table:table-cell office:value-type="string" office:value="">
            <text:p/>
          </table:table-cell>
          <table:table-cell office:value-type="string" office:value="部分的[21]">
            <text:p>部分的[21]</text:p>
          </table:table-cell>
          <table:table-cell office:value-type="string" office:value="Yes">
            <text:p>Yes</text:p>
          </table:table-cell>
          <table:table-cell office:value-type="string" office:value="">
            <text:p/>
          </table:table-cell>
        </table:table-row>
        <table:table-row>
          <table:table-cell table:style-name="pd1" office:value-type="float" office:value="109">
            <text:p>109</text:p>
          </table:table-cell>
          <table:table-cell office:value-type="string" office:value=".ir">
            <text:p>.ir</text:p>
          </table:table-cell>
          <table:table-cell office:value-type="string" office:value="イラン">
            <text:p>イラン</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10">
            <text:p>110</text:p>
          </table:table-cell>
          <table:table-cell office:value-type="string" office:value=".is">
            <text:p>.is</text:p>
          </table:table-cell>
          <table:table-cell office:value-type="string" office:value="アイスランド">
            <text:p>アイスランド</text:p>
          </table:table-cell>
          <table:table-cell office:value-type="string" office:value="Ísland">
            <text:p>Ísland</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11">
            <text:p>111</text:p>
          </table:table-cell>
          <table:table-cell office:value-type="string" office:value=".it">
            <text:p>.it</text:p>
          </table:table-cell>
          <table:table-cell office:value-type="string" office:value="イタリア">
            <text:p>イタリア</text:p>
          </table:table-cell>
          <table:table-cell office:value-type="string" office:value="">
            <text:p/>
          </table:table-cell>
          <table:table-cell office:value-type="string" office:value="欧州連合の企業と個人に限る。">
            <text:p>欧州連合の企業と個人に限る。</text:p>
          </table:table-cell>
          <table:table-cell office:value-type="string" office:value="Yes[cctld 14]">
            <text:p>Yes[cctld 14]</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12">
            <text:p>112</text:p>
          </table:table-cell>
          <table:table-cell office:value-type="string" office:value=".je">
            <text:p>.je</text:p>
          </table:table-cell>
          <table:table-cell office:value-type="string" office:value="ジャージー島">
            <text:p>ジャージー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13">
            <text:p>113</text:p>
          </table:table-cell>
          <table:table-cell office:value-type="string" office:value=".jm">
            <text:p>.jm</text:p>
          </table:table-cell>
          <table:table-cell office:value-type="string" office:value="ジャマイカ">
            <text:p>ジャマイ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14">
            <text:p>114</text:p>
          </table:table-cell>
          <table:table-cell office:value-type="string" office:value=".jo">
            <text:p>.jo</text:p>
          </table:table-cell>
          <table:table-cell office:value-type="string" office:value="ヨルダン">
            <text:p>ヨルダ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15">
            <text:p>115</text:p>
          </table:table-cell>
          <table:table-cell office:value-type="string" office:value=".jp">
            <text:p>.jp</text:p>
          </table:table-cell>
          <table:table-cell office:value-type="string" office:value="日本">
            <text:p>日本</text:p>
          </table:table-cell>
          <table:table-cell office:value-type="string" office:value="">
            <text:p/>
          </table:table-cell>
          <table:table-cell office:value-type="string" office:value="日本に住所を有する団体、組織、個人などに限る。">
            <text:p>日本に住所を有する団体、組織、個人などに限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16">
            <text:p>116</text:p>
          </table:table-cell>
          <table:table-cell office:value-type="string" office:value=".ke">
            <text:p>.ke</text:p>
          </table:table-cell>
          <table:table-cell office:value-type="string" office:value="ケニア">
            <text:p>ケニ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117">
            <text:p>117</text:p>
          </table:table-cell>
          <table:table-cell office:value-type="string" office:value=".kg">
            <text:p>.kg</text:p>
          </table:table-cell>
          <table:table-cell office:value-type="string" office:value="キルギス">
            <text:p>キルギ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18">
            <text:p>118</text:p>
          </table:table-cell>
          <table:table-cell office:value-type="string" office:value=".kh">
            <text:p>.kh</text:p>
          </table:table-cell>
          <table:table-cell office:value-type="string" office:value="カンボジア">
            <text:p>カンボジア</text:p>
          </table:table-cell>
          <table:table-cell office:value-type="string" office:value="Khmer、旧称 Kâmpŭchea">
            <text:p>Khmer、旧称 Kâmpŭchea</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19">
            <text:p>119</text:p>
          </table:table-cell>
          <table:table-cell office:value-type="string" office:value=".ki">
            <text:p>.ki</text:p>
          </table:table-cell>
          <table:table-cell office:value-type="string" office:value="キリバス">
            <text:p>キリバ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20">
            <text:p>120</text:p>
          </table:table-cell>
          <table:table-cell office:value-type="string" office:value=".km">
            <text:p>.km</text:p>
          </table:table-cell>
          <table:table-cell office:value-type="string" office:value="コモロ">
            <text:p>コモロ</text:p>
          </table:table-cell>
          <table:table-cell office:value-type="string" office:value="Komori">
            <text:p>Komori</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21">
            <text:p>121</text:p>
          </table:table-cell>
          <table:table-cell office:value-type="string" office:value=".kn">
            <text:p>.kn</text:p>
          </table:table-cell>
          <table:table-cell office:value-type="string" office:value="セントクリストファー・ネイビス">
            <text:p>セントクリストファー・ネイビ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22">
            <text:p>122</text:p>
          </table:table-cell>
          <table:table-cell office:value-type="string" office:value=".kp">
            <text:p>.kp</text:p>
          </table:table-cell>
          <table:table-cell office:value-type="string" office:value="朝鮮民主主義人民共和国">
            <text:p>朝鮮民主主義人民共和国</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23">
            <text:p>123</text:p>
          </table:table-cell>
          <table:table-cell office:value-type="string" office:value=".kr">
            <text:p>.kr</text:p>
          </table:table-cell>
          <table:table-cell office:value-type="string" office:value="韓国">
            <text:p>韓国</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24">
            <text:p>124</text:p>
          </table:table-cell>
          <table:table-cell office:value-type="string" office:value=".krd">
            <text:p>.krd</text:p>
          </table:table-cell>
          <table:table-cell office:value-type="string" office:value="クルディスタン地域">
            <text:p>クルディスタン地域</text:p>
          </table:table-cell>
          <table:table-cell office:value-type="string" office:value="KRG">
            <text:p>KRG</text:p>
          </table:table-cell>
          <table:table-cell office:value-type="string" office:value="クルディスタン地域に実体のある団体・企業に限る。">
            <text:p>クルディスタン地域に実体のある団体・企業に限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25">
            <text:p>125</text:p>
          </table:table-cell>
          <table:table-cell office:value-type="string" office:value=".kw">
            <text:p>.kw</text:p>
          </table:table-cell>
          <table:table-cell office:value-type="string" office:value="クウェート">
            <text:p>クウェート</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26">
            <text:p>126</text:p>
          </table:table-cell>
          <table:table-cell office:value-type="string" office:value=".ky">
            <text:p>.ky</text:p>
          </table:table-cell>
          <table:table-cell office:value-type="string" office:value="ケイマン諸島">
            <text:p>ケイマン諸島</text:p>
          </table:table-cell>
          <table:table-cell office:value-type="string" office:value="">
            <text:p/>
          </table:table-cell>
          <table:table-cell office:value-type="string" office:value="ケイマン諸島の住民か、ケイマン諸島に登記のある企業に限る[22]。">
            <text:p>ケイマン諸島の住民か、ケイマン諸島に登記のある企業に限る[22]。</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27">
            <text:p>127</text:p>
          </table:table-cell>
          <table:table-cell office:value-type="string" office:value=".kz">
            <text:p>.kz</text:p>
          </table:table-cell>
          <table:table-cell office:value-type="string" office:value="カザフスタン">
            <text:p>カザフスタ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28">
            <text:p>128</text:p>
          </table:table-cell>
          <table:table-cell office:value-type="string" office:value=".la">
            <text:p>.la</text:p>
          </table:table-cell>
          <table:table-cell office:value-type="string" office:value="ラオス">
            <text:p>ラオス</text:p>
          </table:table-cell>
          <table:table-cell office:value-type="string" office:value="">
            <text:p/>
          </table:table-cell>
          <table:table-cell office:value-type="string" office:value="非公式にロサンゼルス向けに販売されている[23]。">
            <text:p>非公式にロサンゼルス向けに販売されている[23]。</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29">
            <text:p>129</text:p>
          </table:table-cell>
          <table:table-cell office:value-type="string" office:value=".lb">
            <text:p>.lb</text:p>
          </table:table-cell>
          <table:table-cell office:value-type="string" office:value="レバノン">
            <text:p>レバノン</text:p>
          </table:table-cell>
          <table:table-cell office:value-type="string" office:value="">
            <text:p/>
          </table:table-cell>
          <table:table-cell office:value-type="string" office:value="レバノンの企業に限る。">
            <text:p>レバノンの企業に限る。</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130">
            <text:p>130</text:p>
          </table:table-cell>
          <table:table-cell office:value-type="string" office:value=".lc">
            <text:p>.lc</text:p>
          </table:table-cell>
          <table:table-cell office:value-type="string" office:value="セントルシア">
            <text:p>セントルシ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31">
            <text:p>131</text:p>
          </table:table-cell>
          <table:table-cell office:value-type="string" office:value=".li">
            <text:p>.li</text:p>
          </table:table-cell>
          <table:table-cell office:value-type="string" office:value="リヒテンシュタイン">
            <text:p>リヒテンシュタイン</text:p>
          </table:table-cell>
          <table:table-cell office:value-type="string" office:value="">
            <text:p/>
          </table:table-cell>
          <table:table-cell office:value-type="string" office:value="ニューヨーク州ロングアイランドでも使用されている。">
            <text:p>ニューヨーク州ロングアイランドでも使用されている。</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32">
            <text:p>132</text:p>
          </table:table-cell>
          <table:table-cell office:value-type="string" office:value=".lk">
            <text:p>.lk</text:p>
          </table:table-cell>
          <table:table-cell office:value-type="string" office:value="スリランカ">
            <text:p>スリランカ</text:p>
          </table:table-cell>
          <table:table-cell office:value-type="string" office:value="Lankā">
            <text:p>Lankā</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33">
            <text:p>133</text:p>
          </table:table-cell>
          <table:table-cell office:value-type="string" office:value=".lr">
            <text:p>.lr</text:p>
          </table:table-cell>
          <table:table-cell office:value-type="string" office:value="リベリア">
            <text:p>リベリ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部分的[21]">
            <text:p>部分的[21]</text:p>
          </table:table-cell>
          <table:table-cell office:value-type="string" office:value="No">
            <text:p>No</text:p>
          </table:table-cell>
          <table:table-cell office:value-type="string" office:value="">
            <text:p/>
          </table:table-cell>
        </table:table-row>
        <table:table-row>
          <table:table-cell table:style-name="pd1" office:value-type="float" office:value="134">
            <text:p>134</text:p>
          </table:table-cell>
          <table:table-cell office:value-type="string" office:value=".ls">
            <text:p>.ls</text:p>
          </table:table-cell>
          <table:table-cell office:value-type="string" office:value="レソト">
            <text:p>レソト</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35">
            <text:p>135</text:p>
          </table:table-cell>
          <table:table-cell office:value-type="string" office:value=".lt">
            <text:p>.lt</text:p>
          </table:table-cell>
          <table:table-cell office:value-type="string" office:value="リトアニア">
            <text:p>リトアニア</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36">
            <text:p>136</text:p>
          </table:table-cell>
          <table:table-cell office:value-type="string" office:value=".lu">
            <text:p>.lu</text:p>
          </table:table-cell>
          <table:table-cell office:value-type="string" office:value="ルクセンブルク">
            <text:p>ルクセンブルク</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37">
            <text:p>137</text:p>
          </table:table-cell>
          <table:table-cell office:value-type="string" office:value=".lv">
            <text:p>.lv</text:p>
          </table:table-cell>
          <table:table-cell office:value-type="string" office:value="ラトビア">
            <text:p>ラトビア</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38">
            <text:p>138</text:p>
          </table:table-cell>
          <table:table-cell office:value-type="string" office:value=".ly">
            <text:p>.ly</text:p>
          </table:table-cell>
          <table:table-cell office:value-type="string" office:value="リビア">
            <text:p>リビ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39">
            <text:p>139</text:p>
          </table:table-cell>
          <table:table-cell office:value-type="string" office:value=".ma">
            <text:p>.ma</text:p>
          </table:table-cell>
          <table:table-cell office:value-type="string" office:value="モロッコ">
            <text:p>モロッコ</text:p>
          </table:table-cell>
          <table:table-cell office:value-type="string" office:value="Maroc">
            <text:p>Maroc</text:p>
          </table:table-cell>
          <table:table-cell office:value-type="string" office:value="cu.maで無料ドメインサービスが提供されている。">
            <text:p>cu.maで無料ドメインサービスが提供されている。</text:p>
          </table:table-cell>
          <table:table-cell office:value-type="string" office:value="">
            <text:p/>
          </table:table-cell>
          <table:table-cell office:value-type="string" office:value="部分的[21]">
            <text:p>部分的[21]</text:p>
          </table:table-cell>
          <table:table-cell office:value-type="string" office:value="Yes">
            <text:p>Yes</text:p>
          </table:table-cell>
          <table:table-cell office:value-type="string" office:value="">
            <text:p/>
          </table:table-cell>
        </table:table-row>
        <table:table-row>
          <table:table-cell table:style-name="pd1" office:value-type="float" office:value="140">
            <text:p>140</text:p>
          </table:table-cell>
          <table:table-cell office:value-type="string" office:value=".mc">
            <text:p>.mc</text:p>
          </table:table-cell>
          <table:table-cell office:value-type="string" office:value="モナコ">
            <text:p>モナコ</text:p>
          </table:table-cell>
          <table:table-cell office:value-type="string" office:value="">
            <text:p/>
          </table:table-cell>
          <table:table-cell office:value-type="string" office:value="モナコで商標登録した企業に限る。">
            <text:p>モナコで商標登録した企業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41">
            <text:p>141</text:p>
          </table:table-cell>
          <table:table-cell office:value-type="string" office:value=".md">
            <text:p>.md</text:p>
          </table:table-cell>
          <table:table-cell office:value-type="string" office:value="モルドバ">
            <text:p>モルドバ</text:p>
          </table:table-cell>
          <table:table-cell office:value-type="string" office:value="">
            <text:p/>
          </table:table-cell>
          <table:table-cell office:value-type="string" office:value="モルドバに住所のある個人・企業に限る。">
            <text:p>モルドバに住所のある個人・企業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42">
            <text:p>142</text:p>
          </table:table-cell>
          <table:table-cell office:value-type="string" office:value=".me">
            <text:p>.me</text:p>
          </table:table-cell>
          <table:table-cell office:value-type="string" office:value="モンテネグロ">
            <text:p>モンテネグロ</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43">
            <text:p>143</text:p>
          </table:table-cell>
          <table:table-cell office:value-type="string" office:value=".mg">
            <text:p>.mg</text:p>
          </table:table-cell>
          <table:table-cell office:value-type="string" office:value="マダガスカル">
            <text:p>マダガスカ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44">
            <text:p>144</text:p>
          </table:table-cell>
          <table:table-cell office:value-type="string" office:value=".mh">
            <text:p>.mh</text:p>
          </table:table-cell>
          <table:table-cell office:value-type="string" office:value="マーシャル諸島">
            <text:p>マーシャル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
            <text:p/>
          </table:table-cell>
          <table:table-cell office:value-type="string" office:value="">
            <text:p/>
          </table:table-cell>
        </table:table-row>
        <table:table-row>
          <table:table-cell table:style-name="pd1" office:value-type="float" office:value="145">
            <text:p>145</text:p>
          </table:table-cell>
          <table:table-cell office:value-type="string" office:value=".mk">
            <text:p>.mk</text:p>
          </table:table-cell>
          <table:table-cell office:value-type="string" office:value="北マケドニア">
            <text:p>北マケドニア</text:p>
          </table:table-cell>
          <table:table-cell office:value-type="string" office:value="Makedonija">
            <text:p>Makedonija</text:p>
          </table:table-cell>
          <table:table-cell office:value-type="string" office:value="マケドニアの企業に限る。">
            <text:p>マケドニアの企業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46">
            <text:p>146</text:p>
          </table:table-cell>
          <table:table-cell office:value-type="string" office:value=".ml">
            <text:p>.ml</text:p>
          </table:table-cell>
          <table:table-cell office:value-type="string" office:value="マリ">
            <text:p>マリ</text:p>
          </table:table-cell>
          <table:table-cell office:value-type="string" office:value="">
            <text:p/>
          </table:table-cell>
          <table:table-cell office:value-type="string" office:value="無料ドメインサービスが提供されている。">
            <text:p>無料ドメインサービスが提供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47">
            <text:p>147</text:p>
          </table:table-cell>
          <table:table-cell office:value-type="string" office:value=".mm">
            <text:p>.mm</text:p>
          </table:table-cell>
          <table:table-cell office:value-type="string" office:value="ミャンマー">
            <text:p>ミャンマー</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148">
            <text:p>148</text:p>
          </table:table-cell>
          <table:table-cell office:value-type="string" office:value=".mn">
            <text:p>.mn</text:p>
          </table:table-cell>
          <table:table-cell office:value-type="string" office:value="モンゴル">
            <text:p>モンゴル</text:p>
          </table:table-cell>
          <table:table-cell office:value-type="string" office:value="">
            <text:p/>
          </table:table-cell>
          <table:table-cell office:value-type="string" office:value="セカンドレベルドメイン「.gov.mn」「.org.mn」「.edu.mn」は特別用途用に予約されている。">
            <text:p>セカンドレベルドメイン「.gov.mn」「.org.mn」「.edu.mn」は特別用途用に予約されてい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49">
            <text:p>149</text:p>
          </table:table-cell>
          <table:table-cell office:value-type="string" office:value=".mo">
            <text:p>.mo</text:p>
          </table:table-cell>
          <table:table-cell office:value-type="string" office:value="マカオ">
            <text:p>マカオ</text:p>
          </table:table-cell>
          <table:table-cell office:value-type="string" office:value="Macao">
            <text:p>Macao</text:p>
          </table:table-cell>
          <table:table-cell office:value-type="string" office:value="中華人民共和国の特別行政区。マカオにて、登録したいドメイン名と同名の商標を登録している企業に限る[24]。">
            <text:p>中華人民共和国の特別行政区。マカオにて、登録したいドメイン名と同名の商標を登録している企業に限る[24]。</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0">
            <text:p>150</text:p>
          </table:table-cell>
          <table:table-cell office:value-type="string" office:value=".mp">
            <text:p>.mp</text:p>
          </table:table-cell>
          <table:table-cell office:value-type="string" office:value="北マリアナ諸島">
            <text:p>北マリアナ諸島</text:p>
          </table:table-cell>
          <table:table-cell office:value-type="string" office:value="Marianas Pacific">
            <text:p>Marianas Pacific</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1">
            <text:p>151</text:p>
          </table:table-cell>
          <table:table-cell office:value-type="string" office:value=".mq">
            <text:p>.mq</text:p>
          </table:table-cell>
          <table:table-cell office:value-type="string" office:value="マルティニーク">
            <text:p>マルティニーク</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52">
            <text:p>152</text:p>
          </table:table-cell>
          <table:table-cell office:value-type="string" office:value=".mr">
            <text:p>.mr</text:p>
          </table:table-cell>
          <table:table-cell office:value-type="string" office:value="モーリタニア">
            <text:p>モーリタニ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3">
            <text:p>153</text:p>
          </table:table-cell>
          <table:table-cell office:value-type="string" office:value=".ms">
            <text:p>.ms</text:p>
          </table:table-cell>
          <table:table-cell office:value-type="string" office:value="モントセラト">
            <text:p>モントセラト</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4">
            <text:p>154</text:p>
          </table:table-cell>
          <table:table-cell office:value-type="string" office:value=".mt">
            <text:p>.mt</text:p>
          </table:table-cell>
          <table:table-cell office:value-type="string" office:value="マルタ">
            <text:p>マルタ</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55">
            <text:p>155</text:p>
          </table:table-cell>
          <table:table-cell office:value-type="string" office:value=".mu">
            <text:p>.mu</text:p>
          </table:table-cell>
          <table:table-cell office:value-type="string" office:value="モーリシャス">
            <text:p>モーリシャス</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6">
            <text:p>156</text:p>
          </table:table-cell>
          <table:table-cell office:value-type="string" office:value=".mv">
            <text:p>.mv</text:p>
          </table:table-cell>
          <table:table-cell office:value-type="string" office:value="モルディブ">
            <text:p>モルディブ</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7">
            <text:p>157</text:p>
          </table:table-cell>
          <table:table-cell office:value-type="string" office:value=".mw">
            <text:p>.mw</text:p>
          </table:table-cell>
          <table:table-cell office:value-type="string" office:value="マラウイ">
            <text:p>マラウイ</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58">
            <text:p>158</text:p>
          </table:table-cell>
          <table:table-cell office:value-type="string" office:value=".mx">
            <text:p>.mx</text:p>
          </table:table-cell>
          <table:table-cell office:value-type="string" office:value="メキシコ">
            <text:p>メキシ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59">
            <text:p>159</text:p>
          </table:table-cell>
          <table:table-cell office:value-type="string" office:value=".my">
            <text:p>.my</text:p>
          </table:table-cell>
          <table:table-cell office:value-type="string" office:value="マレーシア">
            <text:p>マレーシア</text:p>
          </table:table-cell>
          <table:table-cell office:value-type="string" office:value="">
            <text:p/>
          </table:table-cell>
          <table:table-cell office:value-type="string" office:value="マレーシアの個人・企業に限る。">
            <text:p>マレーシアの個人・企業に限る。</text:p>
          </table:table-cell>
          <table:table-cell office:value-type="string" office:value="Yes[cctld 15]">
            <text:p>Yes[cctld 15]</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0">
            <text:p>160</text:p>
          </table:table-cell>
          <table:table-cell office:value-type="string" office:value=".mz">
            <text:p>.mz</text:p>
          </table:table-cell>
          <table:table-cell office:value-type="string" office:value="モザンビーク">
            <text:p>モザンビーク</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61">
            <text:p>161</text:p>
          </table:table-cell>
          <table:table-cell office:value-type="string" office:value=".na">
            <text:p>.na</text:p>
          </table:table-cell>
          <table:table-cell office:value-type="string" office:value="ナミビア">
            <text:p>ナミビ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2">
            <text:p>162</text:p>
          </table:table-cell>
          <table:table-cell office:value-type="string" office:value=".nc">
            <text:p>.nc</text:p>
          </table:table-cell>
          <table:table-cell office:value-type="string" office:value="ニューカレドニア">
            <text:p>ニューカレドニア</text:p>
          </table:table-cell>
          <table:table-cell office:value-type="string" office:value="">
            <text:p/>
          </table:table-cell>
          <table:table-cell office:value-type="string" office:value="ニューカレドニアに登記のある企業と、ニューカレドニアに6か月以上住んでいる個人に限る。">
            <text:p>ニューカレドニアに登記のある企業と、ニューカレドニアに6か月以上住んでいる個人に限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3">
            <text:p>163</text:p>
          </table:table-cell>
          <table:table-cell office:value-type="string" office:value=".ne">
            <text:p>.ne</text:p>
          </table:table-cell>
          <table:table-cell office:value-type="string" office:value="ニジェール">
            <text:p>ニジェー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64">
            <text:p>164</text:p>
          </table:table-cell>
          <table:table-cell office:value-type="string" office:value=".nf">
            <text:p>.nf</text:p>
          </table:table-cell>
          <table:table-cell office:value-type="string" office:value="ノーフォーク島">
            <text:p>ノーフォーク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5">
            <text:p>165</text:p>
          </table:table-cell>
          <table:table-cell office:value-type="string" office:value=".ng">
            <text:p>.ng</text:p>
          </table:table-cell>
          <table:table-cell office:value-type="string" office:value="ナイジェリア">
            <text:p>ナイジェリ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66">
            <text:p>166</text:p>
          </table:table-cell>
          <table:table-cell office:value-type="string" office:value=".ni">
            <text:p>.ni</text:p>
          </table:table-cell>
          <table:table-cell office:value-type="string" office:value="ニカラグア">
            <text:p>ニカラグ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67">
            <text:p>167</text:p>
          </table:table-cell>
          <table:table-cell office:value-type="string" office:value=".nl">
            <text:p>.nl</text:p>
          </table:table-cell>
          <table:table-cell office:value-type="string" office:value="オランダ">
            <text:p>オランダ</text:p>
          </table:table-cell>
          <table:table-cell office:value-type="string" office:value="Nederlands">
            <text:p>Nederlands</text:p>
          </table:table-cell>
          <table:table-cell office:value-type="string" office:value="最初の国名コードTLDである[25]。">
            <text:p>最初の国名コードTLDである[25]。</text:p>
          </table:table-cell>
          <table:table-cell office:value-type="string" office:value="No">
            <text:p>No</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8">
            <text:p>168</text:p>
          </table:table-cell>
          <table:table-cell office:value-type="string" office:value=".no">
            <text:p>.no</text:p>
          </table:table-cell>
          <table:table-cell office:value-type="string" office:value="ノルウェー">
            <text:p>ノルウェー</text:p>
          </table:table-cell>
          <table:table-cell office:value-type="string" office:value="">
            <text:p/>
          </table:table-cell>
          <table:table-cell office:value-type="string" office:value="ノルウェーで登録されている団体、またはノルウェーで住民登録された18歳以上の個人で、ノルウェー国内の住所を有しているものに限る。">
            <text:p>ノルウェーで登録されている団体、またはノルウェーで住民登録された18歳以上の個人で、ノルウェー国内の住所を有しているものに限る。</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69">
            <text:p>169</text:p>
          </table:table-cell>
          <table:table-cell office:value-type="string" office:value=".np">
            <text:p>.np</text:p>
          </table:table-cell>
          <table:table-cell office:value-type="string" office:value="ネパール">
            <text:p>ネパール</text:p>
          </table:table-cell>
          <table:table-cell office:value-type="string" office:value="">
            <text:p/>
          </table:table-cell>
          <table:table-cell office:value-type="string" office:value="すべての.npドメインは、個人と登録された企業が登録することができる。">
            <text:p>すべての.npドメインは、個人と登録された企業が登録することができる。</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70">
            <text:p>170</text:p>
          </table:table-cell>
          <table:table-cell office:value-type="string" office:value=".nr">
            <text:p>.nr</text:p>
          </table:table-cell>
          <table:table-cell office:value-type="string" office:value="ナウル">
            <text:p>ナウル</text:p>
          </table:table-cell>
          <table:table-cell office:value-type="string" office:value="">
            <text:p/>
          </table:table-cell>
          <table:table-cell office:value-type="string" office:value="co.nrで無料ドメインサービスが提供されている。">
            <text:p>co.nrで無料ドメインサービスが提供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71">
            <text:p>171</text:p>
          </table:table-cell>
          <table:table-cell office:value-type="string" office:value=".nu">
            <text:p>.nu</text:p>
          </table:table-cell>
          <table:table-cell office:value-type="string" office:value="ニウエ">
            <text:p>ニウエ</text:p>
          </table:table-cell>
          <table:table-cell office:value-type="string" office:value="">
            <text:p/>
          </table:table-cell>
          <table:table-cell office:value-type="string" office:value="デンマーク・オランダ・スウェーデン各国の言葉で &quot;nu&quot;が「今」(now)の意味になることから、これらの国のWebサイトで使用されている。">
            <text:p>デンマーク・オランダ・スウェーデン各国の言葉で "nu"が「今」(now)の意味になることから、これらの国のWebサイトで使用されている。</text:p>
          </table:table-cell>
          <table:table-cell office:value-type="string" office:value="Yes">
            <text:p>Yes</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72">
            <text:p>172</text:p>
          </table:table-cell>
          <table:table-cell office:value-type="string" office:value=".nz">
            <text:p>.nz</text:p>
          </table:table-cell>
          <table:table-cell office:value-type="string" office:value="ニュージーランド">
            <text:p>ニュージーランド</text:p>
          </table:table-cell>
          <table:table-cell office:value-type="string" office:value="">
            <text:p/>
          </table:table-cell>
          <table:table-cell office:value-type="string" office:value="">
            <text:p/>
          </table:table-cell>
          <table:table-cell office:value-type="string" office:value="マオリ語[cctld 16]">
            <text:p>マオリ語[cctld 16]</text:p>
          </table:table-cell>
          <table:table-cell office:value-type="string" office:value="Yes">
            <text:p>Yes</text:p>
          </table:table-cell>
          <table:table-cell office:value-type="string" office:value="Yes[26]">
            <text:p>Yes[26]</text:p>
          </table:table-cell>
          <table:table-cell office:value-type="string" office:value="">
            <text:p/>
          </table:table-cell>
        </table:table-row>
        <table:table-row>
          <table:table-cell table:style-name="pd1" office:value-type="float" office:value="173">
            <text:p>173</text:p>
          </table:table-cell>
          <table:table-cell office:value-type="string" office:value=".om">
            <text:p>.om</text:p>
          </table:table-cell>
          <table:table-cell office:value-type="string" office:value="オマーン">
            <text:p>オマーン</text:p>
          </table:table-cell>
          <table:table-cell office:value-type="string" office:value="">
            <text:p/>
          </table:table-cell>
          <table:table-cell office:value-type="string" office:value="オマーンで登記されたか商標を有する企業で、オマーン国内に連絡先を持つものに限る。">
            <text:p>オマーンで登記されたか商標を有する企業で、オマーン国内に連絡先を持つものに限る。</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74">
            <text:p>174</text:p>
          </table:table-cell>
          <table:table-cell office:value-type="string" office:value=".pa">
            <text:p>.pa</text:p>
          </table:table-cell>
          <table:table-cell office:value-type="string" office:value="パナマ">
            <text:p>パナマ</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75">
            <text:p>175</text:p>
          </table:table-cell>
          <table:table-cell office:value-type="string" office:value=".pe">
            <text:p>.pe</text:p>
          </table:table-cell>
          <table:table-cell office:value-type="string" office:value="ペルー">
            <text:p>ペルー</text:p>
          </table:table-cell>
          <table:table-cell office:value-type="string" office:value="">
            <text:p/>
          </table:table-cell>
          <table:table-cell office:value-type="string" office:value="">
            <text:p/>
          </table:table-cell>
          <table:table-cell office:value-type="string" office:value="Yes[cctld 17]">
            <text:p>Yes[cctld 17]</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76">
            <text:p>176</text:p>
          </table:table-cell>
          <table:table-cell office:value-type="string" office:value=".pf">
            <text:p>.pf</text:p>
          </table:table-cell>
          <table:table-cell office:value-type="string" office:value="フランス領ポリネシア">
            <text:p>フランス領ポリネシア</text:p>
          </table:table-cell>
          <table:table-cell office:value-type="string" office:value="Polynésie française">
            <text:p>Polynésie française</text:p>
          </table:table-cell>
          <table:table-cell office:value-type="string" office:value="クリッパートン島を含む。">
            <text:p>クリッパートン島を含む。</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77">
            <text:p>177</text:p>
          </table:table-cell>
          <table:table-cell office:value-type="string" office:value=".pg">
            <text:p>.pg</text:p>
          </table:table-cell>
          <table:table-cell office:value-type="string" office:value="パプアニューギニア">
            <text:p>パプアニューギニ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78">
            <text:p>178</text:p>
          </table:table-cell>
          <table:table-cell office:value-type="string" office:value=".ph">
            <text:p>.ph</text:p>
          </table:table-cell>
          <table:table-cell office:value-type="string" office:value="フィリピン">
            <text:p>フィリピ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79">
            <text:p>179</text:p>
          </table:table-cell>
          <table:table-cell office:value-type="string" office:value=".pk">
            <text:p>.pk</text:p>
          </table:table-cell>
          <table:table-cell office:value-type="string" office:value="パキスタン">
            <text:p>パキスタン</text:p>
          </table:table-cell>
          <table:table-cell office:value-type="string" office:value="">
            <text:p/>
          </table:table-cell>
          <table:table-cell office:value-type="string" office:value="1992年からPKNICが管理している。">
            <text:p>1992年からPKNICが管理し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80">
            <text:p>180</text:p>
          </table:table-cell>
          <table:table-cell office:value-type="string" office:value=".pl">
            <text:p>.pl</text:p>
          </table:table-cell>
          <table:table-cell office:value-type="string" office:value="ポーランド">
            <text:p>ポーランド</text:p>
          </table:table-cell>
          <table:table-cell office:value-type="string" office:value="">
            <text:p/>
          </table:table-cell>
          <table:table-cell office:value-type="string" office:value="">
            <text:p/>
          </table:table-cell>
          <table:table-cell office:value-type="string" office:value="Yes[cctld 18]">
            <text:p>Yes[cctld 18]</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81">
            <text:p>181</text:p>
          </table:table-cell>
          <table:table-cell office:value-type="string" office:value=".pm">
            <text:p>.pm</text:p>
          </table:table-cell>
          <table:table-cell office:value-type="string" office:value="サンピエール島・ミクロン島">
            <text:p>サンピエール島・ミクロン島</text:p>
          </table:table-cell>
          <table:table-cell office:value-type="string" office:value="">
            <text:p/>
          </table:table-cell>
          <table:table-cell office:value-type="string" office:value="欧州連合・スイス・ノルウェー・アイスランド・リヒテンシュタインの個人・企業に限る[cctld 11]。">
            <text:p>欧州連合・スイス・ノルウェー・アイスランド・リヒテンシュタインの個人・企業に限る[cctld 11]。</text:p>
          </table:table-cell>
          <table:table-cell office:value-type="string" office:value="Yes">
            <text:p>Yes</text:p>
          </table:table-cell>
          <table:table-cell office:value-type="string" office:value="Yes">
            <text:p>Yes</text:p>
          </table:table-cell>
          <table:table-cell office:value-type="string" office:value="">
            <text:p/>
          </table:table-cell>
          <table:table-cell office:value-type="string" office:value="">
            <text:p/>
          </table:table-cell>
        </table:table-row>
        <table:table-row>
          <table:table-cell table:style-name="pd1" office:value-type="float" office:value="182">
            <text:p>182</text:p>
          </table:table-cell>
          <table:table-cell office:value-type="string" office:value=".pn">
            <text:p>.pn</text:p>
          </table:table-cell>
          <table:table-cell office:value-type="string" office:value="ピトケアン諸島">
            <text:p>ピトケアン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83">
            <text:p>183</text:p>
          </table:table-cell>
          <table:table-cell office:value-type="string" office:value=".pr">
            <text:p>.pr</text:p>
          </table:table-cell>
          <table:table-cell office:value-type="string" office:value="プエルトリコ">
            <text:p>プエルトリ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84">
            <text:p>184</text:p>
          </table:table-cell>
          <table:table-cell office:value-type="string" office:value=".ps">
            <text:p>.ps</text:p>
          </table:table-cell>
          <table:table-cell office:value-type="string" office:value="パレスチナ[27]">
            <text:p>パレスチナ[27]</text:p>
          </table:table-cell>
          <table:table-cell office:value-type="string" office:value="">
            <text:p/>
          </table:table-cell>
          <table:table-cell office:value-type="string" office:value="ヨルダン川西岸地区とガザ地区">
            <text:p>ヨルダン川西岸地区とガザ地区</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85">
            <text:p>185</text:p>
          </table:table-cell>
          <table:table-cell office:value-type="string" office:value=".pt">
            <text:p>.pt</text:p>
          </table:table-cell>
          <table:table-cell office:value-type="string" office:value="ポルトガル">
            <text:p>ポルトガル</text:p>
          </table:table-cell>
          <table:table-cell office:value-type="string" office:value="">
            <text:p/>
          </table:table-cell>
          <table:table-cell office:value-type="string" office:value="">
            <text:p/>
          </table:table-cell>
          <table:table-cell office:value-type="string" office:value="ポルトガル語">
            <text:p>ポルトガル語</text:p>
          </table:table-cell>
          <table:table-cell office:value-type="string" office:value="Yes">
            <text:p>Yes</text:p>
          </table:table-cell>
          <table:table-cell office:value-type="string" office:value="Yes">
            <text:p>Yes</text:p>
          </table:table-cell>
          <table:table-cell office:value-type="string" office:value="Yes[28]">
            <text:p>Yes[28]</text:p>
          </table:table-cell>
        </table:table-row>
        <table:table-row>
          <table:table-cell table:style-name="pd1" office:value-type="float" office:value="186">
            <text:p>186</text:p>
          </table:table-cell>
          <table:table-cell office:value-type="string" office:value=".pw">
            <text:p>.pw</text:p>
          </table:table-cell>
          <table:table-cell office:value-type="string" office:value="パラオ">
            <text:p>パラオ</text:p>
          </table:table-cell>
          <table:table-cell office:value-type="string" office:value="Pelew">
            <text:p>Pelew</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87">
            <text:p>187</text:p>
          </table:table-cell>
          <table:table-cell office:value-type="string" office:value=".py">
            <text:p>.py</text:p>
          </table:table-cell>
          <table:table-cell office:value-type="string" office:value="パラグアイ">
            <text:p>パラグアイ</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88">
            <text:p>188</text:p>
          </table:table-cell>
          <table:table-cell office:value-type="string" office:value=".qa">
            <text:p>.qa</text:p>
          </table:table-cell>
          <table:table-cell office:value-type="string" office:value="カタール">
            <text:p>カター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189">
            <text:p>189</text:p>
          </table:table-cell>
          <table:table-cell office:value-type="string" office:value=".re">
            <text:p>.re</text:p>
          </table:table-cell>
          <table:table-cell office:value-type="string" office:value="レユニオン">
            <text:p>レユニオン</text:p>
          </table:table-cell>
          <table:table-cell office:value-type="string" office:value="">
            <text:p/>
          </table:table-cell>
          <table:table-cell office:value-type="string" office:value="欧州連合・スイス・ノルウェー・アイスランド・リヒテンシュタインの個人・企業に限る[cctld 11]。">
            <text:p>欧州連合・スイス・ノルウェー・アイスランド・リヒテンシュタインの個人・企業に限る[cctld 11]。</text:p>
          </table:table-cell>
          <table:table-cell office:value-type="string" office:value="Yes[cctld 12]">
            <text:p>Yes[cctld 12]</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90">
            <text:p>190</text:p>
          </table:table-cell>
          <table:table-cell office:value-type="string" office:value=".ro">
            <text:p>.ro</text:p>
          </table:table-cell>
          <table:table-cell office:value-type="string" office:value="ルーマニア">
            <text:p>ルーマニ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Yes[29]">
            <text:p>Yes[29]</text:p>
          </table:table-cell>
        </table:table-row>
        <table:table-row>
          <table:table-cell table:style-name="pd1" office:value-type="float" office:value="191">
            <text:p>191</text:p>
          </table:table-cell>
          <table:table-cell office:value-type="string" office:value=".rs">
            <text:p>.rs</text:p>
          </table:table-cell>
          <table:table-cell office:value-type="string" office:value="セルビア">
            <text:p>セルビア</text:p>
          </table:table-cell>
          <table:table-cell office:value-type="string" office:value="Republika Srbija">
            <text:p>Republika Srbija</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92">
            <text:p>192</text:p>
          </table:table-cell>
          <table:table-cell office:value-type="string" office:value=".ru">
            <text:p>.ru</text:p>
          </table:table-cell>
          <table:table-cell office:value-type="string" office:value="ロシア">
            <text:p>ロシア</text:p>
          </table:table-cell>
          <table:table-cell office:value-type="string" office:value="">
            <text:p/>
          </table:table-cell>
          <table:table-cell office:value-type="string" office:value="ソビエト連邦に割り当てられていた.suも未だに使用されている。">
            <text:p>ソビエト連邦に割り当てられていた.suも未だに使用されている。</text:p>
          </table:table-cell>
          <table:table-cell office:value-type="string" office:value="No">
            <text:p>No</text:p>
          </table:table-cell>
          <table:table-cell office:value-type="string" office:value="Yes">
            <text:p>Yes</text:p>
          </table:table-cell>
          <table:table-cell office:value-type="string" office:value="Yes">
            <text:p>Yes</text:p>
          </table:table-cell>
          <table:table-cell office:value-type="string" office:value="Yes">
            <text:p>Yes</text:p>
          </table:table-cell>
        </table:table-row>
        <table:table-row>
          <table:table-cell table:style-name="pd1" office:value-type="float" office:value="193">
            <text:p>193</text:p>
          </table:table-cell>
          <table:table-cell office:value-type="string" office:value=".rw">
            <text:p>.rw</text:p>
          </table:table-cell>
          <table:table-cell office:value-type="string" office:value="ルワンダ">
            <text:p>ルワンダ</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94">
            <text:p>194</text:p>
          </table:table-cell>
          <table:table-cell office:value-type="string" office:value=".sa">
            <text:p>.sa</text:p>
          </table:table-cell>
          <table:table-cell office:value-type="string" office:value="サウジアラビア">
            <text:p>サウジアラビア</text:p>
          </table:table-cell>
          <table:table-cell office:value-type="string" office:value="">
            <text:p/>
          </table:table-cell>
          <table:table-cell office:value-type="string" office:value="登録者は、①登録しようとするドメイン名と同一のサウジアラビアにおける商標を有している；②サウジアラビアで企業登記をしている；③サウジアラビアの有効な個人登録証を有している；のいずれかの必要がある。また、サウジアラビア国内に連絡先が必要である。セカンドレベルドメインの登録は2011年から開始された[30]。">
            <text:p>登録者は、①登録しようとするドメイン名と同一のサウジアラビアにおける商標を有している；②サウジアラビアで企業登記をしている；③サウジアラビアの有効な個人登録証を有している；のいずれかの必要がある。また、サウジアラビア国内に連絡先が必要である。セカンドレベルドメインの登録は2011年から開始された[30]。</text:p>
          </table:table-cell>
          <table:table-cell office:value-type="string" office:value="アラビア語[9]">
            <text:p>アラビア語[9]</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95">
            <text:p>195</text:p>
          </table:table-cell>
          <table:table-cell office:value-type="string" office:value=".sb">
            <text:p>.sb</text:p>
          </table:table-cell>
          <table:table-cell office:value-type="string" office:value="ソロモン諸島">
            <text:p>ソロモン諸島</text:p>
          </table:table-cell>
          <table:table-cell office:value-type="string" office:value="British Solomon Islands">
            <text:p>British Solomon Islands</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196">
            <text:p>196</text:p>
          </table:table-cell>
          <table:table-cell office:value-type="string" office:value=".sc">
            <text:p>.sc</text:p>
          </table:table-cell>
          <table:table-cell office:value-type="string" office:value="セーシェル">
            <text:p>セーシェ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97">
            <text:p>197</text:p>
          </table:table-cell>
          <table:table-cell office:value-type="string" office:value=".sd">
            <text:p>.sd</text:p>
          </table:table-cell>
          <table:table-cell office:value-type="string" office:value="スーダン">
            <text:p>スーダ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198">
            <text:p>198</text:p>
          </table:table-cell>
          <table:table-cell office:value-type="string" office:value=".se">
            <text:p>.se</text:p>
          </table:table-cell>
          <table:table-cell office:value-type="string" office:value="スウェーデン">
            <text:p>スウェーデン</text:p>
          </table:table-cell>
          <table:table-cell office:value-type="string" office:value="">
            <text:p/>
          </table:table-cell>
          <table:table-cell office:value-type="string" office:value="">
            <text:p/>
          </table:table-cell>
          <table:table-cell office:value-type="string" office:value="Yes[cctld 19]">
            <text:p>Yes[cctld 19]</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199">
            <text:p>199</text:p>
          </table:table-cell>
          <table:table-cell office:value-type="string" office:value=".sg">
            <text:p>.sg</text:p>
          </table:table-cell>
          <table:table-cell office:value-type="string" office:value="シンガポール">
            <text:p>シンガポー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0">
            <text:p>200</text:p>
          </table:table-cell>
          <table:table-cell office:value-type="string" office:value=".sh">
            <text:p>.sh</text:p>
          </table:table-cell>
          <table:table-cell office:value-type="string" office:value="セントヘレナ">
            <text:p>セントヘレナ</text:p>
          </table:table-cell>
          <table:table-cell office:value-type="string" office:value="">
            <text:p/>
          </table:table-cell>
          <table:table-cell office:value-type="string" office:value="">
            <text:p/>
          </table:table-cell>
          <table:table-cell office:value-type="string" office:value="Yes[cctld 20]">
            <text:p>Yes[cctld 20]</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01">
            <text:p>201</text:p>
          </table:table-cell>
          <table:table-cell office:value-type="string" office:value=".si">
            <text:p>.si</text:p>
          </table:table-cell>
          <table:table-cell office:value-type="string" office:value="スロベニア">
            <text:p>スロベニア</text:p>
          </table:table-cell>
          <table:table-cell office:value-type="string" office:value="">
            <text:p/>
          </table:table-cell>
          <table:table-cell office:value-type="string" office:value="">
            <text:p/>
          </table:table-cell>
          <table:table-cell office:value-type="string" office:value="Yes[cctld 21]">
            <text:p>Yes[cctld 21]</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02">
            <text:p>202</text:p>
          </table:table-cell>
          <table:table-cell office:value-type="string" office:value=".sj">
            <text:p>.sj</text:p>
          </table:table-cell>
          <table:table-cell office:value-type="string" office:value="スヴァールバル諸島・ ヤンマイエン島">
            <text:p>スヴァールバル諸島・ ヤンマイエン島</text:p>
          </table:table-cell>
          <table:table-cell office:value-type="string" office:value="">
            <text:p/>
          </table:table-cell>
          <table:table-cell office:value-type="string" office:value="未使用（ノルウェー領。.noを参照。）">
            <text:p>未使用（ノルウェー領。.noを参照。）</text:p>
          </table:table-cell>
          <table:table-cell office:value-type="string" office:value="No">
            <text:p>No</text:p>
          </table:table-cell>
          <table:table-cell office:value-type="string" office:value="Yes[31]">
            <text:p>Yes[31]</text:p>
          </table:table-cell>
          <table:table-cell office:value-type="string" office:value="No">
            <text:p>No</text:p>
          </table:table-cell>
          <table:table-cell office:value-type="string" office:value="">
            <text:p/>
          </table:table-cell>
        </table:table-row>
        <table:table-row>
          <table:table-cell table:style-name="pd1" office:value-type="float" office:value="203">
            <text:p>203</text:p>
          </table:table-cell>
          <table:table-cell office:value-type="string" office:value=".sk">
            <text:p>.sk</text:p>
          </table:table-cell>
          <table:table-cell office:value-type="string" office:value="スロバキア">
            <text:p>スロバキア</text:p>
          </table:table-cell>
          <table:table-cell office:value-type="string" office:value="">
            <text:p/>
          </table:table-cell>
          <table:table-cell office:value-type="string" office:value="スロバキアの企業・団体・市民に限る。">
            <text:p>スロバキアの企業・団体・市民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4">
            <text:p>204</text:p>
          </table:table-cell>
          <table:table-cell office:value-type="string" office:value=".sl">
            <text:p>.sl</text:p>
          </table:table-cell>
          <table:table-cell office:value-type="string" office:value="シエラレオネ">
            <text:p>シエラレオネ</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5">
            <text:p>205</text:p>
          </table:table-cell>
          <table:table-cell office:value-type="string" office:value=".sm">
            <text:p>.sm</text:p>
          </table:table-cell>
          <table:table-cell office:value-type="string" office:value="サンマリノ">
            <text:p>サンマリノ</text:p>
          </table:table-cell>
          <table:table-cell office:value-type="string" office:value="">
            <text:p/>
          </table:table-cell>
          <table:table-cell office:value-type="string" office:value="ドメイン名は企業名または商標と同一であること。">
            <text:p>ドメイン名は企業名または商標と同一であること。</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6">
            <text:p>206</text:p>
          </table:table-cell>
          <table:table-cell office:value-type="string" office:value=".sn">
            <text:p>.sn</text:p>
          </table:table-cell>
          <table:table-cell office:value-type="string" office:value="セネガル">
            <text:p>セネガ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7">
            <text:p>207</text:p>
          </table:table-cell>
          <table:table-cell office:value-type="string" office:value=".so">
            <text:p>.so</text:p>
          </table:table-cell>
          <table:table-cell office:value-type="string" office:value="ソマリア">
            <text:p>ソマリア</text:p>
          </table:table-cell>
          <table:table-cell office:value-type="string" office:value="">
            <text:p/>
          </table:table-cell>
          <table:table-cell office:value-type="string" office:value="2010年11月1日より登録を再開した。">
            <text:p>2010年11月1日より登録を再開した。</text:p>
          </table:table-cell>
          <table:table-cell office:value-type="string" office:value="No">
            <text:p>No</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8">
            <text:p>208</text:p>
          </table:table-cell>
          <table:table-cell office:value-type="string" office:value=".sr">
            <text:p>.sr</text:p>
          </table:table-cell>
          <table:table-cell office:value-type="string" office:value="スリナム">
            <text:p>スリナム</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09">
            <text:p>209</text:p>
          </table:table-cell>
          <table:table-cell office:value-type="string" office:value=".ss">
            <text:p>.ss</text:p>
          </table:table-cell>
          <table:table-cell office:value-type="string" office:value="南スーダン">
            <text:p>南スーダン</text:p>
          </table:table-cell>
          <table:table-cell office:value-type="string" office:value="">
            <text:p/>
          </table:table-cell>
          <table:table-cell office:value-type="string" office:value="2013年4月にDNSルートサーバから削除された。">
            <text:p>2013年4月にDNSルートサーバから削除された。</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table:style-name="pd1" office:value-type="float" office:value="210">
            <text:p>210</text:p>
          </table:table-cell>
          <table:table-cell office:value-type="string" office:value=".st">
            <text:p>.st</text:p>
          </table:table-cell>
          <table:table-cell office:value-type="string" office:value="サントメ・プリンシペ">
            <text:p>サントメ・プリンシペ</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11">
            <text:p>211</text:p>
          </table:table-cell>
          <table:table-cell office:value-type="string" office:value=".su">
            <text:p>.su</text:p>
          </table:table-cell>
          <table:table-cell office:value-type="string" office:value="ソビエト連邦">
            <text:p>ソビエト連邦</text:p>
          </table:table-cell>
          <table:table-cell office:value-type="string" office:value="">
            <text:p/>
          </table:table-cell>
          <table:table-cell office:value-type="string" office:value="ロシアにおいて未だに使用されている。">
            <text:p>ロシアにおいて未だに使用されている。</text:p>
          </table:table-cell>
          <table:table-cell office:value-type="string" office:value="Yes[cctld 22]">
            <text:p>Yes[cctld 22]</text:p>
          </table:table-cell>
          <table:table-cell office:value-type="string" office:value="Yes">
            <text:p>Yes</text:p>
          </table:table-cell>
          <table:table-cell office:value-type="string" office:value="Yes">
            <text:p>Yes</text:p>
          </table:table-cell>
          <table:table-cell office:value-type="string" office:value="Yes[cctld 23]">
            <text:p>Yes[cctld 23]</text:p>
          </table:table-cell>
        </table:table-row>
        <table:table-row>
          <table:table-cell table:style-name="pd1" office:value-type="float" office:value="212">
            <text:p>212</text:p>
          </table:table-cell>
          <table:table-cell office:value-type="string" office:value=".sv">
            <text:p>.sv</text:p>
          </table:table-cell>
          <table:table-cell office:value-type="string" office:value="エルサルバドル">
            <text:p>エルサルバドル</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13">
            <text:p>213</text:p>
          </table:table-cell>
          <table:table-cell office:value-type="string" office:value=".sx">
            <text:p>.sx</text:p>
          </table:table-cell>
          <table:table-cell office:value-type="string" office:value="シント・マールテン">
            <text:p>シント・マールテ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214">
            <text:p>214</text:p>
          </table:table-cell>
          <table:table-cell office:value-type="string" office:value=".sy">
            <text:p>.sy</text:p>
          </table:table-cell>
          <table:table-cell office:value-type="string" office:value="シリア">
            <text:p>シリ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15">
            <text:p>215</text:p>
          </table:table-cell>
          <table:table-cell office:value-type="string" office:value=".sz">
            <text:p>.sz</text:p>
          </table:table-cell>
          <table:table-cell office:value-type="string" office:value="エスワティニ">
            <text:p>エスワティニ</text:p>
          </table:table-cell>
          <table:table-cell office:value-type="string" office:value="">
            <text:p/>
          </table:table-cell>
          <table:table-cell office:value-type="string" office:value="エスワティニの通商資格を持ったエスワティニの団体に限る。">
            <text:p>エスワティニの通商資格を持ったエスワティニの団体に限る。</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16">
            <text:p>216</text:p>
          </table:table-cell>
          <table:table-cell office:value-type="string" office:value=".tc">
            <text:p>.tc</text:p>
          </table:table-cell>
          <table:table-cell office:value-type="string" office:value="タークス・カイコス諸島">
            <text:p>タークス・カイコス諸島</text:p>
          </table:table-cell>
          <table:table-cell office:value-type="string" office:value="">
            <text:p/>
          </table:table-cell>
          <table:table-cell office:value-type="string" office:value="トルコの国号(Türkiye Cumhuriyeti)の略号がTCであることから、トルコ国内でも使用されている。">
            <text:p>トルコの国号(Türkiye Cumhuriyeti)の略号がTCであることから、トルコ国内でも使用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17">
            <text:p>217</text:p>
          </table:table-cell>
          <table:table-cell office:value-type="string" office:value=".td">
            <text:p>.td</text:p>
          </table:table-cell>
          <table:table-cell office:value-type="string" office:value="チャド">
            <text:p>チャド</text:p>
          </table:table-cell>
          <table:table-cell office:value-type="string" office:value="Tchad">
            <text:p>Tchad</text:p>
          </table:table-cell>
          <table:table-cell office:value-type="string" office:value="チャドに関係する者のみに限る。">
            <text:p>チャドに関係する者のみに限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18">
            <text:p>218</text:p>
          </table:table-cell>
          <table:table-cell office:value-type="string" office:value=".tf">
            <text:p>.tf</text:p>
          </table:table-cell>
          <table:table-cell office:value-type="string" office:value="フランス領南方・南極地域">
            <text:p>フランス領南方・南極地域</text:p>
          </table:table-cell>
          <table:table-cell office:value-type="string" office:value="Terres australes et antarctiques françaises">
            <text:p>Terres australes et antarctiques françaises</text:p>
          </table:table-cell>
          <table:table-cell office:value-type="string" office:value="まれに使用される。欧州連合・スイス・ノルウェー・アイスランド・リヒテンシュタインの個人・企業に限る[cctld 11]。">
            <text:p>まれに使用される。欧州連合・スイス・ノルウェー・アイスランド・リヒテンシュタインの個人・企業に限る[cctld 11]。</text:p>
          </table:table-cell>
          <table:table-cell office:value-type="string" office:value="Yes[cctld 12]">
            <text:p>Yes[cctld 12]</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19">
            <text:p>219</text:p>
          </table:table-cell>
          <table:table-cell office:value-type="string" office:value=".tg">
            <text:p>.tg</text:p>
          </table:table-cell>
          <table:table-cell office:value-type="string" office:value="トーゴ">
            <text:p>トーゴ</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20">
            <text:p>220</text:p>
          </table:table-cell>
          <table:table-cell office:value-type="string" office:value=".th">
            <text:p>.th</text:p>
          </table:table-cell>
          <table:table-cell office:value-type="string" office:value="タイ">
            <text:p>タイ</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221">
            <text:p>221</text:p>
          </table:table-cell>
          <table:table-cell office:value-type="string" office:value=".tj">
            <text:p>.tj</text:p>
          </table:table-cell>
          <table:table-cell office:value-type="string" office:value="タジキスタン">
            <text:p>タジキスタ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22">
            <text:p>222</text:p>
          </table:table-cell>
          <table:table-cell office:value-type="string" office:value=".tk">
            <text:p>.tk</text:p>
          </table:table-cell>
          <table:table-cell office:value-type="string" office:value="トケラウ">
            <text:p>トケラウ</text:p>
          </table:table-cell>
          <table:table-cell office:value-type="string" office:value="">
            <text:p/>
          </table:table-cell>
          <table:table-cell office:value-type="string" office:value="無料ドメインサービスが提供されている。オランダ語でtk (“te koop”) が “for sale” の意味になることから、オランダでも使用されている。">
            <text:p>無料ドメインサービスが提供されている。オランダ語でtk (“te koop”) が “for sale” の意味になることから、オランダでも使用されている。</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23">
            <text:p>223</text:p>
          </table:table-cell>
          <table:table-cell office:value-type="string" office:value=".tl">
            <text:p>.tl</text:p>
          </table:table-cell>
          <table:table-cell office:value-type="string" office:value="東ティモール">
            <text:p>東ティモール</text:p>
          </table:table-cell>
          <table:table-cell office:value-type="string" office:value="Timor-Leste">
            <text:p>Timor-Leste</text:p>
          </table:table-cell>
          <table:table-cell office:value-type="string" office:value="かつてのドメイン.tpは2015年に無効化された。">
            <text:p>かつてのドメイン.tpは2015年に無効化された。</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24">
            <text:p>224</text:p>
          </table:table-cell>
          <table:table-cell office:value-type="string" office:value=".tm">
            <text:p>.tm</text:p>
          </table:table-cell>
          <table:table-cell office:value-type="string" office:value="トルクメニスタン">
            <text:p>トルクメニスタン</text:p>
          </table:table-cell>
          <table:table-cell office:value-type="string" office:value="">
            <text:p/>
          </table:table-cell>
          <table:table-cell office:value-type="string" office:value="">
            <text:p/>
          </table:table-cell>
          <table:table-cell office:value-type="string" office:value="Yes[cctld 24]">
            <text:p>Yes[cctld 24]</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25">
            <text:p>225</text:p>
          </table:table-cell>
          <table:table-cell office:value-type="string" office:value=".tn">
            <text:p>.tn</text:p>
          </table:table-cell>
          <table:table-cell office:value-type="string" office:value="チュニジア">
            <text:p>チュニジ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26">
            <text:p>226</text:p>
          </table:table-cell>
          <table:table-cell office:value-type="string" office:value=".to">
            <text:p>.to</text:p>
          </table:table-cell>
          <table:table-cell office:value-type="string" office:value="トンガ">
            <text:p>トンガ</text:p>
          </table:table-cell>
          <table:table-cell office:value-type="string" office:value="">
            <text:p/>
          </table:table-cell>
          <table:table-cell office:value-type="string" office:value="BitTorrent関連、トリノ、トロント、東京、トカンティンス州などでも非公式に使用されている。">
            <text:p>BitTorrent関連、トリノ、トロント、東京、トカンティンス州などでも非公式に使用されている。</text:p>
          </table:table-cell>
          <table:table-cell office:value-type="string" office:value="Yes">
            <text:p>Yes</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27">
            <text:p>227</text:p>
          </table:table-cell>
          <table:table-cell office:value-type="string" office:value=".tp">
            <text:p>.tp</text:p>
          </table:table-cell>
          <table:table-cell office:value-type="string" office:value="東ティモール">
            <text:p>東ティモール</text:p>
          </table:table-cell>
          <table:table-cell office:value-type="string" office:value="Timor Português">
            <text:p>Timor Português</text:p>
          </table:table-cell>
          <table:table-cell office:value-type="string" office:value="ISO国名コードがTLに変更されたため、.tlが新たに割り当てられた。.tpは2015年に無効化された。">
            <text:p>ISO国名コードがTLに変更されたため、.tlが新たに割り当てられた。.tpは2015年に無効化された。</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28">
            <text:p>228</text:p>
          </table:table-cell>
          <table:table-cell office:value-type="string" office:value=".tr">
            <text:p>.tr</text:p>
          </table:table-cell>
          <table:table-cell office:value-type="string" office:value="トルコ">
            <text:p>トルコ</text:p>
          </table:table-cell>
          <table:table-cell office:value-type="string" office:value="">
            <text:p/>
          </table:table-cell>
          <table:table-cell office:value-type="string" office:value="北キプロスでは .nc.tr を使用している。">
            <text:p>北キプロスでは .nc.tr を使用している。</text:p>
          </table:table-cell>
          <table:table-cell office:value-type="string" office:value="Yes[cctld 25]">
            <text:p>Yes[cctld 25]</text:p>
          </table:table-cell>
          <table:table-cell office:value-type="string" office:value="No">
            <text:p>No</text:p>
          </table:table-cell>
          <table:table-cell office:value-type="string" office:value="Yes">
            <text:p>Yes</text:p>
          </table:table-cell>
          <table:table-cell office:value-type="string" office:value="不明[32]">
            <text:p>不明[32]</text:p>
          </table:table-cell>
        </table:table-row>
        <table:table-row>
          <table:table-cell table:style-name="pd1" office:value-type="float" office:value="229">
            <text:p>229</text:p>
          </table:table-cell>
          <table:table-cell office:value-type="string" office:value=".tt">
            <text:p>.tt</text:p>
          </table:table-cell>
          <table:table-cell office:value-type="string" office:value="トリニダード・トバゴ">
            <text:p>トリニダード・トバゴ</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0">
            <text:p>230</text:p>
          </table:table-cell>
          <table:table-cell office:value-type="string" office:value=".tv">
            <text:p>.tv</text:p>
          </table:table-cell>
          <table:table-cell office:value-type="string" office:value="ツバル">
            <text:p>ツバル</text:p>
          </table:table-cell>
          <table:table-cell office:value-type="string" office:value="">
            <text:p/>
          </table:table-cell>
          <table:table-cell office:value-type="string" office:value="テレビの略称として使われており、2000年にドメインの使用権がdotTV社（現在はベリサインの子会社）に買却された。ツバル政府は同社の20パーセントを保有している。">
            <text:p>テレビの略称として使われており、2000年にドメインの使用権がdotTV社（現在はベリサインの子会社）に買却された。ツバル政府は同社の20パーセントを保有している。</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1">
            <text:p>231</text:p>
          </table:table-cell>
          <table:table-cell office:value-type="string" office:value=".tw">
            <text:p>.tw</text:p>
          </table:table-cell>
          <table:table-cell office:value-type="string" office:value="台湾">
            <text:p>台湾</text:p>
          </table:table-cell>
          <table:table-cell office:value-type="string" office:value="">
            <text:p/>
          </table:table-cell>
          <table:table-cell office:value-type="string" office:value="登録は世界に対して開かれており、国内の実体は必要ない。ISO 3166-1に従い「台湾」を表すのに「TW」が指定されるというのがIANAの公式見解である[33]。">
            <text:p>登録は世界に対して開かれており、国内の実体は必要ない。ISO 3166-1に従い「台湾」を表すのに「TW」が指定されるというのがIANAの公式見解である[33]。</text:p>
          </table:table-cell>
          <table:table-cell office:value-type="string" office:value="Yes[cctld 26]">
            <text:p>Yes[cctld 26]</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2">
            <text:p>232</text:p>
          </table:table-cell>
          <table:table-cell office:value-type="string" office:value=".tz">
            <text:p>.tz</text:p>
          </table:table-cell>
          <table:table-cell office:value-type="string" office:value="タンザニア">
            <text:p>タンザニア</text:p>
          </table:table-cell>
          <table:table-cell office:value-type="string" office:value="">
            <text:p/>
          </table:table-cell>
          <table:table-cell office:value-type="string" office:value="タンザニアに実体がある必要がある。">
            <text:p>タンザニアに実体がある必要がある。</text:p>
          </table:table-cell>
          <table:table-cell office:value-type="string" office:value="">
            <text:p/>
          </table:table-cell>
          <table:table-cell office:value-type="string" office:value="Yes">
            <text:p>Yes</text:p>
          </table:table-cell>
          <table:table-cell office:value-type="string" office:value="No">
            <text:p>No</text:p>
          </table:table-cell>
          <table:table-cell office:value-type="string" office:value="">
            <text:p/>
          </table:table-cell>
        </table:table-row>
        <table:table-row>
          <table:table-cell table:style-name="pd1" office:value-type="float" office:value="233">
            <text:p>233</text:p>
          </table:table-cell>
          <table:table-cell office:value-type="string" office:value=".ua">
            <text:p>.ua</text:p>
          </table:table-cell>
          <table:table-cell office:value-type="string" office:value="ウクライナ">
            <text:p>ウクライナ</text:p>
          </table:table-cell>
          <table:table-cell office:value-type="string" office:value="Україна / Ukraina">
            <text:p>Україна / Ukraina</text:p>
          </table:table-cell>
          <table:table-cell office:value-type="string" office:value="ウクライナの商標が必要。">
            <text:p>ウクライナの商標が必要。</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4">
            <text:p>234</text:p>
          </table:table-cell>
          <table:table-cell office:value-type="string" office:value=".ug">
            <text:p>.ug</text:p>
          </table:table-cell>
          <table:table-cell office:value-type="string" office:value="ウガンダ">
            <text:p>ウガンダ</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5">
            <text:p>235</text:p>
          </table:table-cell>
          <table:table-cell office:value-type="string" office:value=".uk">
            <text:p>.uk</text:p>
          </table:table-cell>
          <table:table-cell office:value-type="string" office:value="イギリス">
            <text:p>イギリス</text:p>
          </table:table-cell>
          <table:table-cell office:value-type="string" office:value="">
            <text:p/>
          </table:table-cell>
          <table:table-cell office:value-type="string" office:value="ISO 3166-1で定義されたイギリスの国名コードは&quot;GB&quot;であるが、&quot;UK&quot;もイギリスのために予約してある。.ukドメインが作られたのはISO 3166-1によるccTLDよりも前である。イギリスでは.gbよりも.ukの方がよく使われている[16]。">
            <text:p>ISO 3166-1で定義されたイギリスの国名コードは"GB"であるが、"UK"もイギリスのために予約してある。.ukドメインが作られたのはISO 3166-1によるccTLDよりも前である。イギリスでは.gbよりも.ukの方がよく使われている[16]。</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6">
            <text:p>236</text:p>
          </table:table-cell>
          <table:table-cell office:value-type="string" office:value=".us">
            <text:p>.us</text:p>
          </table:table-cell>
          <table:table-cell office:value-type="string" office:value="アメリカ">
            <text:p>アメリカ</text:p>
          </table:table-cell>
          <table:table-cell office:value-type="string" office:value="">
            <text:p/>
          </table:table-cell>
          <table:table-cell office:value-type="string" office:value="アメリカ合衆国の市民・住民・団体およびアメリカ合衆国内に存在する外国の実体に限る。かつてはアメリカ合衆国の政府と地方自治体により使用されていた。.govも参照。">
            <text:p>アメリカ合衆国の市民・住民・団体およびアメリカ合衆国内に存在する外国の実体に限る。かつてはアメリカ合衆国の政府と地方自治体により使用されていた。.govも参照。</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7">
            <text:p>237</text:p>
          </table:table-cell>
          <table:table-cell office:value-type="string" office:value=".uy">
            <text:p>.uy</text:p>
          </table:table-cell>
          <table:table-cell office:value-type="string" office:value="ウルグアイ">
            <text:p>ウルグアイ</text:p>
          </table:table-cell>
          <table:table-cell office:value-type="string" office:value="">
            <text:p/>
          </table:table-cell>
          <table:table-cell office:value-type="string" office:value="セカンドレベルドメインは2012年7月10日に登録を開始した[34]。">
            <text:p>セカンドレベルドメインは2012年7月10日に登録を開始した[34]。</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38">
            <text:p>238</text:p>
          </table:table-cell>
          <table:table-cell office:value-type="string" office:value=".uz">
            <text:p>.uz</text:p>
          </table:table-cell>
          <table:table-cell office:value-type="string" office:value="ウズベキスタン">
            <text:p>ウズベキスタ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39">
            <text:p>239</text:p>
          </table:table-cell>
          <table:table-cell office:value-type="string" office:value=".va">
            <text:p>.va</text:p>
          </table:table-cell>
          <table:table-cell office:value-type="string" office:value="バチカン市国">
            <text:p>バチカン市国</text:p>
          </table:table-cell>
          <table:table-cell office:value-type="string" office:value="Vaticano">
            <text:p>Vaticano</text:p>
          </table:table-cell>
          <table:table-cell office:value-type="string" office:value="聖座（バチカン政府を含む）の公式サイトのみ。">
            <text:p>聖座（バチカン政府を含む）の公式サイトのみ。</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40">
            <text:p>240</text:p>
          </table:table-cell>
          <table:table-cell office:value-type="string" office:value=".vc">
            <text:p>.vc</text:p>
          </table:table-cell>
          <table:table-cell office:value-type="string" office:value="セントビンセント・グレナディーン">
            <text:p>セントビンセント・グレナディー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部分的[21]">
            <text:p>部分的[21]</text:p>
          </table:table-cell>
          <table:table-cell office:value-type="string" office:value="Yes">
            <text:p>Yes</text:p>
          </table:table-cell>
          <table:table-cell office:value-type="string" office:value="">
            <text:p/>
          </table:table-cell>
        </table:table-row>
        <table:table-row>
          <table:table-cell table:style-name="pd1" office:value-type="float" office:value="241">
            <text:p>241</text:p>
          </table:table-cell>
          <table:table-cell office:value-type="string" office:value=".ve">
            <text:p>.ve</text:p>
          </table:table-cell>
          <table:table-cell office:value-type="string" office:value="ベネズエラ">
            <text:p>ベネズエ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42">
            <text:p>242</text:p>
          </table:table-cell>
          <table:table-cell office:value-type="string" office:value=".vg">
            <text:p>.vg</text:p>
          </table:table-cell>
          <table:table-cell office:value-type="string" office:value="イギリス領ヴァージン諸島">
            <text:p>イギリス領ヴァージン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43">
            <text:p>243</text:p>
          </table:table-cell>
          <table:table-cell office:value-type="string" office:value=".vi">
            <text:p>.vi</text:p>
          </table:table-cell>
          <table:table-cell office:value-type="string" office:value="アメリカ領ヴァージン諸島">
            <text:p>アメリカ領ヴァージン諸島</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44">
            <text:p>244</text:p>
          </table:table-cell>
          <table:table-cell office:value-type="string" office:value=".vn">
            <text:p>.vn</text:p>
          </table:table-cell>
          <table:table-cell office:value-type="string" office:value="ベトナム">
            <text:p>ベトナム</text:p>
          </table:table-cell>
          <table:table-cell office:value-type="string" office:value="">
            <text:p/>
          </table:table-cell>
          <table:table-cell office:value-type="string" office:value="">
            <text:p/>
          </table:table-cell>
          <table:table-cell office:value-type="string" office:value="Yes[cctld 27]">
            <text:p>Yes[cctld 27]</text:p>
          </table:table-cell>
          <table:table-cell office:value-type="string" office:value="No">
            <text:p>No</text:p>
          </table:table-cell>
          <table:table-cell office:value-type="string" office:value="Yes">
            <text:p>Yes</text:p>
          </table:table-cell>
          <table:table-cell office:value-type="string" office:value="">
            <text:p/>
          </table:table-cell>
        </table:table-row>
        <table:table-row>
          <table:table-cell table:style-name="pd1" office:value-type="float" office:value="245">
            <text:p>245</text:p>
          </table:table-cell>
          <table:table-cell office:value-type="string" office:value=".vu">
            <text:p>.vu</text:p>
          </table:table-cell>
          <table:table-cell office:value-type="string" office:value="バヌアツ">
            <text:p>バヌアツ</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46">
            <text:p>246</text:p>
          </table:table-cell>
          <table:table-cell office:value-type="string" office:value=".wf">
            <text:p>.wf</text:p>
          </table:table-cell>
          <table:table-cell office:value-type="string" office:value="ウォリス・フツナ">
            <text:p>ウォリス・フツナ</text:p>
          </table:table-cell>
          <table:table-cell office:value-type="string" office:value="">
            <text:p/>
          </table:table-cell>
          <table:table-cell office:value-type="string" office:value="欧州連合・スイス・ノルウェー・アイスランド・リヒテンシュタインの個人・企業に限る[cctld 11]。">
            <text:p>欧州連合・スイス・ノルウェー・アイスランド・リヒテンシュタインの個人・企業に限る[cctld 11]。</text:p>
          </table:table-cell>
          <table:table-cell office:value-type="string" office:value="Yes[cctld 12]">
            <text:p>Yes[cctld 12]</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47">
            <text:p>247</text:p>
          </table:table-cell>
          <table:table-cell office:value-type="string" office:value=".ws">
            <text:p>.ws</text:p>
          </table:table-cell>
          <table:table-cell office:value-type="string" office:value="サモア">
            <text:p>サモア</text:p>
          </table:table-cell>
          <table:table-cell office:value-type="string" office:value="Western Samoa (旧名)">
            <text:p>Western Samoa (旧名)</text:p>
          </table:table-cell>
          <table:table-cell office:value-type="string" office:value="WSが web site の略ともなることから、世界中で使用されている。">
            <text:p>WSが web site の略ともなることから、世界中で使用されている。</text:p>
          </table:table-cell>
          <table:table-cell office:value-type="string" office:value="Yes">
            <text:p>Yes</text:p>
          </table:table-cell>
          <table:table-cell office:value-type="string" office:value="Yes[35]">
            <text:p>Yes[35]</text:p>
          </table:table-cell>
          <table:table-cell office:value-type="string" office:value="Yes">
            <text:p>Yes</text:p>
          </table:table-cell>
          <table:table-cell office:value-type="string" office:value="">
            <text:p/>
          </table:table-cell>
        </table:table-row>
        <table:table-row>
          <table:table-cell table:style-name="pd1" office:value-type="float" office:value="248">
            <text:p>248</text:p>
          </table:table-cell>
          <table:table-cell office:value-type="string" office:value=".ye">
            <text:p>.ye</text:p>
          </table:table-cell>
          <table:table-cell office:value-type="string" office:value="イエメン">
            <text:p>イエメン</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49">
            <text:p>249</text:p>
          </table:table-cell>
          <table:table-cell office:value-type="string" office:value=".yt">
            <text:p>.yt</text:p>
          </table:table-cell>
          <table:table-cell office:value-type="string" office:value="マヨット島">
            <text:p>マヨット島</text:p>
          </table:table-cell>
          <table:table-cell office:value-type="string" office:value="">
            <text:p/>
          </table:table-cell>
          <table:table-cell office:value-type="string" office:value="欧州連合・スイス・ノルウェー・アイスランド・リヒテンシュタインの個人・企業に限る[cctld 11]。">
            <text:p>欧州連合・スイス・ノルウェー・アイスランド・リヒテンシュタインの個人・企業に限る[cctld 11]。</text:p>
          </table:table-cell>
          <table:table-cell office:value-type="string" office:value="Yes[cctld 12]">
            <text:p>Yes[cctld 12]</text:p>
          </table:table-cell>
          <table:table-cell office:value-type="string" office:value="Yes">
            <text:p>Yes</text:p>
          </table:table-cell>
          <table:table-cell office:value-type="string" office:value="Yes">
            <text:p>Yes</text:p>
          </table:table-cell>
          <table:table-cell office:value-type="string" office:value="">
            <text:p/>
          </table:table-cell>
        </table:table-row>
        <table:table-row>
          <table:table-cell table:style-name="pd1" office:value-type="float" office:value="250">
            <text:p>250</text:p>
          </table:table-cell>
          <table:table-cell office:value-type="string" office:value=".za">
            <text:p>.za</text:p>
          </table:table-cell>
          <table:table-cell office:value-type="string" office:value="南アフリカ">
            <text:p>南アフリカ</text:p>
          </table:table-cell>
          <table:table-cell office:value-type="string" office:value="Zuid-Afrika (オランダ語)">
            <text:p>Zuid-Afrika (オランダ語)</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row>
          <table:table-cell table:style-name="pd1" office:value-type="float" office:value="251">
            <text:p>251</text:p>
          </table:table-cell>
          <table:table-cell office:value-type="string" office:value=".zm">
            <text:p>.zm</text:p>
          </table:table-cell>
          <table:table-cell office:value-type="string" office:value="ザンビア">
            <text:p>ザンビア</text:p>
          </table:table-cell>
          <table:table-cell office:value-type="string" office:value="">
            <text:p/>
          </table:table-cell>
          <table:table-cell office:value-type="string" office:value="">
            <text:p/>
          </table:table-cell>
          <table:table-cell office:value-type="string" office:value="">
            <text:p/>
          </table:table-cell>
          <table:table-cell office:value-type="string" office:value="Yes">
            <text:p>Yes</text:p>
          </table:table-cell>
          <table:table-cell office:value-type="string" office:value="Yes[cctld 28]">
            <text:p>Yes[cctld 28]</text:p>
          </table:table-cell>
          <table:table-cell office:value-type="string" office:value="">
            <text:p/>
          </table:table-cell>
        </table:table-row>
        <table:table-row>
          <table:table-cell table:style-name="pd1" office:value-type="float" office:value="252">
            <text:p>252</text:p>
          </table:table-cell>
          <table:table-cell office:value-type="string" office:value=".zw">
            <text:p>.zw</text:p>
          </table:table-cell>
          <table:table-cell office:value-type="string" office:value="ジンバブエ">
            <text:p>ジンバブエ</text:p>
          </table:table-cell>
          <table:table-cell office:value-type="string" office:value="">
            <text:p/>
          </table:table-cell>
          <table:table-cell office:value-type="string" office:value="">
            <text:p/>
          </table:table-cell>
          <table:table-cell office:value-type="string" office:value="">
            <text:p/>
          </table:table-cell>
          <table:table-cell office:value-type="string" office:value="No">
            <text:p>No</text:p>
          </table:table-cell>
          <table:table-cell office:value-type="string" office:value="No">
            <text:p>No</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